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875in" fo:margin-left="-0.125in" table:align="left"/>
    </style:style>
    <style:style style:name="Table1.A" style:family="table-column">
      <style:table-column-properties style:column-width="1.0042in"/>
    </style:style>
    <style:style style:name="Table1.B" style:family="table-column">
      <style:table-column-properties style:column-width="1.9347in"/>
    </style:style>
    <style:style style:name="Table1.C" style:family="table-column">
      <style:table-column-properties style:column-width="4.2486in"/>
    </style:style>
    <style:style style:name="Table1.A1" style:family="table-cell">
      <style:table-cell-properties style:vertical-align="middle" fo:padding="0.0194in" fo:border="non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4">
      <style:paragraph-properties>
        <style:tab-stops>
          <style:tab-stop style:position="6.3354in" style:type="right" style:leader-style="dotted" style:leader-text="."/>
        </style:tab-stops>
      </style:paragraph-properties>
    </style:style>
    <style:style style:name="P5" style:family="paragraph" style:parent-style-name="Title">
      <style:paragraph-properties fo:break-before="page"/>
      <style:text-properties officeooo:paragraph-rsid="001852c8"/>
    </style:style>
    <style:style style:name="P6" style:family="paragraph" style:parent-style-name="Heading_20_4">
      <style:text-properties officeooo:paragraph-rsid="001852c8"/>
    </style:style>
    <style:style style:name="P7" style:family="paragraph" style:parent-style-name="Preformatted_20_Text">
      <style:text-properties officeooo:rsid="00322d04" officeooo:paragraph-rsid="001852c8"/>
    </style:style>
    <style:style style:name="P8" style:family="paragraph" style:parent-style-name="Preformatted_20_Text">
      <style:text-properties officeooo:paragraph-rsid="001852c8"/>
    </style:style>
    <style:style style:name="P9" style:family="paragraph" style:parent-style-name="Preformatted_20_Text">
      <style:paragraph-properties style:writing-mode="lr-tb"/>
      <style:text-properties officeooo:paragraph-rsid="001852c8"/>
    </style:style>
    <style:style style:name="P10" style:family="paragraph" style:parent-style-name="Preformatted_20_Text">
      <style:paragraph-properties fo:margin-top="0in" fo:margin-bottom="0.1965in" loext:contextual-spacing="false" style:writing-mode="lr-tb"/>
      <style:text-properties officeooo:paragraph-rsid="001852c8"/>
    </style:style>
    <style:style style:name="P11" style:family="paragraph" style:parent-style-name="Table_20_Contents">
      <style:text-properties fo:font-size="10pt" officeooo:paragraph-rsid="00195fc8" style:font-size-asian="10pt" style:font-size-complex="10pt"/>
    </style:style>
    <style:style style:name="P12" style:family="paragraph" style:parent-style-name="Table_20_Contents">
      <style:text-properties officeooo:paragraph-rsid="00195fc8"/>
    </style:style>
    <style:style style:name="P13" style:family="paragraph" style:parent-style-name="Table_20_Heading">
      <style:text-properties officeooo:paragraph-rsid="00195fc8"/>
    </style:style>
    <style:style style:name="P14" style:family="paragraph" style:parent-style-name="Text_20_body">
      <style:text-properties officeooo:rsid="00322d04" officeooo:paragraph-rsid="001852c8"/>
    </style:style>
    <style:style style:name="P15" style:family="paragraph" style:parent-style-name="Text_20_body">
      <style:text-properties officeooo:paragraph-rsid="001852c8"/>
    </style:style>
    <style:style style:name="P16" style:family="paragraph" style:parent-style-name="Text_20_body">
      <style:text-properties officeooo:paragraph-rsid="00195fc8"/>
    </style:style>
    <style:style style:name="P17" style:family="paragraph" style:parent-style-name="Text_20_body">
      <style:paragraph-properties fo:line-height="100%"/>
      <style:text-properties officeooo:paragraph-rsid="001852c8"/>
    </style:style>
    <style:style style:name="P18" style:family="paragraph" style:parent-style-name="Text_20_body">
      <style:paragraph-properties fo:margin-top="0in" fo:margin-bottom="0in" loext:contextual-spacing="true" fo:line-height="100%"/>
      <style:text-properties officeooo:paragraph-rsid="001852c8"/>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Heading_20_1" style:list-style-name="">
      <style:text-properties officeooo:paragraph-rsid="001852c8"/>
    </style:style>
    <style:style style:name="P24" style:family="paragraph" style:parent-style-name="Heading_20_1">
      <style:text-properties officeooo:paragraph-rsid="001852c8"/>
    </style:style>
    <style:style style:name="P25" style:family="paragraph" style:parent-style-name="Heading_20_1">
      <style:paragraph-properties fo:break-before="page"/>
    </style:style>
    <style:style style:name="P26" style:family="paragraph" style:parent-style-name="Heading_20_2">
      <style:paragraph-properties fo:margin-top="0.1201in" fo:margin-bottom="0.0598in" loext:contextual-spacing="false"/>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paragraph-rsid="001852c8"/>
    </style:style>
    <style:style style:name="P29" style:family="paragraph" style:parent-style-name="Heading_20_3">
      <style:text-properties officeooo:paragraph-rsid="001852c8"/>
    </style:style>
    <style:style style:name="P30" style:family="paragraph" style:parent-style-name="Preformatted_20_Text">
      <style:paragraph-properties style:writing-mode="lr-tb"/>
    </style:style>
    <style:style style:name="P31" style:family="paragraph" style:parent-style-name="Preformatted_20_Text" style:list-style-name="L12">
      <style:paragraph-properties style:writing-mode="lr-tb"/>
      <style:text-properties officeooo:paragraph-rsid="001852c8"/>
    </style:style>
    <style:style style:name="P32" style:family="paragraph" style:parent-style-name="Preformatted_20_Text" style:list-style-name="L18">
      <style:paragraph-properties style:writing-mode="lr-tb"/>
    </style:style>
    <style:style style:name="P33" style:family="paragraph" style:parent-style-name="Preformatted_20_Text">
      <style:paragraph-properties fo:margin-top="0in" fo:margin-bottom="0.1965in" loext:contextual-spacing="false" style:writing-mode="lr-tb"/>
    </style:style>
    <style:style style:name="P34" style:family="paragraph" style:parent-style-name="Preformatted_20_Text" style:list-style-name="L12">
      <style:paragraph-properties fo:margin-top="0in" fo:margin-bottom="0.1965in" loext:contextual-spacing="false" style:writing-mode="lr-tb"/>
      <style:text-properties officeooo:paragraph-rsid="001852c8"/>
    </style:style>
    <style:style style:name="P35" style:family="paragraph" style:parent-style-name="Preformatted_20_Text" style:list-style-name="L18">
      <style:paragraph-properties fo:margin-top="0in" fo:margin-bottom="0.1965in" loext:contextual-spacing="false" style:writing-mode="lr-tb"/>
    </style:style>
    <style:style style:name="P36" style:family="paragraph" style:parent-style-name="Text_20_body" style:list-style-name="L2">
      <style:text-properties officeooo:paragraph-rsid="001852c8"/>
    </style:style>
    <style:style style:name="P37" style:family="paragraph" style:parent-style-name="Text_20_body" style:list-style-name="L3">
      <style:text-properties officeooo:paragraph-rsid="001852c8"/>
    </style:style>
    <style:style style:name="P38" style:family="paragraph" style:parent-style-name="Text_20_body" style:list-style-name="L4">
      <style:text-properties officeooo:paragraph-rsid="001852c8"/>
    </style:style>
    <style:style style:name="P39" style:family="paragraph" style:parent-style-name="Text_20_body" style:list-style-name="L5">
      <style:text-properties officeooo:paragraph-rsid="001852c8"/>
    </style:style>
    <style:style style:name="P40" style:family="paragraph" style:parent-style-name="Text_20_body" style:list-style-name="L5">
      <style:text-properties officeooo:paragraph-rsid="00195fc8"/>
    </style:style>
    <style:style style:name="P41" style:family="paragraph" style:parent-style-name="Text_20_body" style:list-style-name="L6">
      <style:text-properties officeooo:paragraph-rsid="001852c8"/>
    </style:style>
    <style:style style:name="P42" style:family="paragraph" style:parent-style-name="Text_20_body" style:list-style-name="L7">
      <style:text-properties officeooo:paragraph-rsid="001852c8"/>
    </style:style>
    <style:style style:name="P43" style:family="paragraph" style:parent-style-name="Text_20_body" style:list-style-name="L8">
      <style:text-properties officeooo:paragraph-rsid="001852c8"/>
    </style:style>
    <style:style style:name="P44" style:family="paragraph" style:parent-style-name="Text_20_body" style:list-style-name="L9">
      <style:text-properties officeooo:paragraph-rsid="001852c8"/>
    </style:style>
    <style:style style:name="P45" style:family="paragraph" style:parent-style-name="Text_20_body" style:list-style-name="L10">
      <style:text-properties officeooo:paragraph-rsid="001852c8"/>
    </style:style>
    <style:style style:name="P46" style:family="paragraph" style:parent-style-name="Text_20_body" style:list-style-name="L11">
      <style:text-properties officeooo:paragraph-rsid="001852c8"/>
    </style:style>
    <style:style style:name="P47" style:family="paragraph" style:parent-style-name="Text_20_body" style:list-style-name="L12">
      <style:text-properties officeooo:paragraph-rsid="001852c8"/>
    </style:style>
    <style:style style:name="P48" style:family="paragraph" style:parent-style-name="Text_20_body" style:list-style-name="L13">
      <style:text-properties officeooo:paragraph-rsid="001852c8"/>
    </style:style>
    <style:style style:name="P49" style:family="paragraph" style:parent-style-name="Text_20_body" style:list-style-name="L14">
      <style:text-properties officeooo:paragraph-rsid="001852c8"/>
    </style:style>
    <style:style style:name="P50" style:family="paragraph" style:parent-style-name="Text_20_body" style:list-style-name="L15">
      <style:text-properties officeooo:paragraph-rsid="001852c8"/>
    </style:style>
    <style:style style:name="P51" style:family="paragraph" style:parent-style-name="Text_20_body">
      <style:text-properties officeooo:paragraph-rsid="001852c8"/>
    </style:style>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8">
      <style:text-properties officeooo:paragraph-rsid="001fc243"/>
    </style:style>
    <style:style style:name="P56" style:family="paragraph" style:parent-style-name="Text_20_body" style:list-style-name="L19"/>
    <style:style style:name="P57" style:family="paragraph" style:parent-style-name="Text_20_body" style:list-style-name="L1">
      <style:paragraph-properties fo:margin-top="0in" fo:margin-bottom="0in" loext:contextual-spacing="true" fo:line-height="100%"/>
      <style:text-properties officeooo:paragraph-rsid="001852c8"/>
    </style:style>
    <style:style style:name="P58" style:family="paragraph" style:parent-style-name="Text_20_body" style:list-style-name="L2">
      <style:paragraph-properties fo:margin-top="0in" fo:margin-bottom="0in" loext:contextual-spacing="false"/>
      <style:text-properties officeooo:paragraph-rsid="001852c8"/>
    </style:style>
    <style:style style:name="P59" style:family="paragraph" style:parent-style-name="Text_20_body" style:list-style-name="L3">
      <style:paragraph-properties fo:margin-top="0in" fo:margin-bottom="0in" loext:contextual-spacing="false"/>
      <style:text-properties officeooo:paragraph-rsid="001852c8"/>
    </style:style>
    <style:style style:name="P60" style:family="paragraph" style:parent-style-name="Text_20_body" style:list-style-name="L4">
      <style:paragraph-properties fo:margin-top="0in" fo:margin-bottom="0in" loext:contextual-spacing="false"/>
      <style:text-properties officeooo:paragraph-rsid="001852c8"/>
    </style:style>
    <style:style style:name="P61" style:family="paragraph" style:parent-style-name="Text_20_body" style:list-style-name="L5">
      <style:paragraph-properties fo:margin-top="0in" fo:margin-bottom="0in" loext:contextual-spacing="false"/>
      <style:text-properties officeooo:paragraph-rsid="001852c8"/>
    </style:style>
    <style:style style:name="P62" style:family="paragraph" style:parent-style-name="Text_20_body" style:list-style-name="L5">
      <style:paragraph-properties fo:margin-top="0in" fo:margin-bottom="0in" loext:contextual-spacing="false"/>
      <style:text-properties officeooo:paragraph-rsid="00195fc8"/>
    </style:style>
    <style:style style:name="P63" style:family="paragraph" style:parent-style-name="Text_20_body" style:list-style-name="L6">
      <style:paragraph-properties fo:margin-top="0in" fo:margin-bottom="0in" loext:contextual-spacing="false"/>
      <style:text-properties officeooo:paragraph-rsid="001852c8"/>
    </style:style>
    <style:style style:name="P64" style:family="paragraph" style:parent-style-name="Text_20_body" style:list-style-name="L7">
      <style:paragraph-properties fo:margin-top="0in" fo:margin-bottom="0in" loext:contextual-spacing="false"/>
      <style:text-properties officeooo:paragraph-rsid="001852c8"/>
    </style:style>
    <style:style style:name="P65" style:family="paragraph" style:parent-style-name="Text_20_body" style:list-style-name="L8">
      <style:paragraph-properties fo:margin-top="0in" fo:margin-bottom="0in" loext:contextual-spacing="false"/>
      <style:text-properties officeooo:paragraph-rsid="001852c8"/>
    </style:style>
    <style:style style:name="P66" style:family="paragraph" style:parent-style-name="Text_20_body" style:list-style-name="L9">
      <style:paragraph-properties fo:margin-top="0in" fo:margin-bottom="0in" loext:contextual-spacing="false"/>
      <style:text-properties officeooo:paragraph-rsid="001852c8"/>
    </style:style>
    <style:style style:name="P67" style:family="paragraph" style:parent-style-name="Text_20_body" style:list-style-name="L10">
      <style:paragraph-properties fo:margin-top="0in" fo:margin-bottom="0in" loext:contextual-spacing="false"/>
      <style:text-properties officeooo:paragraph-rsid="001852c8"/>
    </style:style>
    <style:style style:name="P68" style:family="paragraph" style:parent-style-name="Text_20_body" style:list-style-name="L13">
      <style:paragraph-properties fo:margin-top="0in" fo:margin-bottom="0in" loext:contextual-spacing="false"/>
      <style:text-properties officeooo:paragraph-rsid="001852c8"/>
    </style:style>
    <style:style style:name="P69" style:family="paragraph" style:parent-style-name="Text_20_body" style:list-style-name="L14">
      <style:paragraph-properties fo:margin-top="0in" fo:margin-bottom="0in" loext:contextual-spacing="false"/>
      <style:text-properties officeooo:paragraph-rsid="001852c8"/>
    </style:style>
    <style:style style:name="P70" style:family="paragraph" style:parent-style-name="Text_20_body" style:list-style-name="L15">
      <style:paragraph-properties fo:margin-top="0in" fo:margin-bottom="0in" loext:contextual-spacing="false"/>
      <style:text-properties officeooo:paragraph-rsid="001852c8"/>
    </style:style>
    <style:style style:name="P71" style:family="paragraph" style:parent-style-name="Text_20_body" style:list-style-name="L16">
      <style:paragraph-properties fo:margin-top="0in" fo:margin-bottom="0in" loext:contextual-spacing="false"/>
    </style:style>
    <style:style style:name="P72" style:family="paragraph" style:parent-style-name="Text_20_body" style:list-style-name="L17">
      <style:paragraph-properties fo:margin-top="0in" fo:margin-bottom="0in" loext:contextual-spacing="false"/>
    </style:style>
    <style:style style:name="P73" style:family="paragraph" style:parent-style-name="Text_20_body" style:list-style-name="L19">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size="10pt" style:font-size-asian="10pt" style:font-size-complex="10pt"/>
    </style:style>
    <style:style style:name="T3" style:family="text">
      <style:text-properties officeooo:rsid="0035f615"/>
    </style:style>
    <style:style style:name="T4" style:family="text">
      <style:text-properties officeooo:rsid="00322d04"/>
    </style:style>
    <style:style style:name="T5" style:family="text">
      <style:text-properties officeooo:rsid="001852c8"/>
    </style:style>
    <style:style style:name="T6" style:family="text">
      <style:text-properties style:font-name="Liberation Sans" fo:font-size="16.1000003814697pt" style:font-name-asian="Noto Sans CJK SC" style:font-size-asian="16.1000003814697pt" style:font-name-complex="Lohit Devanagari" style:font-size-complex="16.1000003814697pt"/>
    </style:style>
    <style:style style:name="T7"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8" style:family="text">
      <style:text-properties officeooo:rsid="001d67a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Watch-2020-v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6740_2510499427" text:style-name="Index_20_Link" text:visited-style-name="Index_20_Link">Software Architecture:<text:tab/>3</text:a></text:p>
          <text:p text:style-name="P20"><text:a xlink:type="simple" xlink:href="#__RefHeading___Toc6742_2510499427" text:style-name="Index_20_Link" text:visited-style-name="Index_20_Link">Typical Architecture Layers on T-Watch V2:<text:tab/>3</text:a></text:p>
          <text:p text:style-name="P21"><text:a xlink:type="simple" xlink:href="#__RefHeading___Toc3459_2510499427" text:style-name="Index_20_Link" text:visited-style-name="Index_20_Link">Hardware Layer<text:tab/>4</text:a></text:p>
          <text:p text:style-name="P21"><text:a xlink:type="simple" xlink:href="#__RefHeading___Toc3461_2510499427" text:style-name="Index_20_Link" text:visited-style-name="Index_20_Link">Firmware Layer<text:tab/>4</text:a></text:p>
          <text:p text:style-name="P21"><text:a xlink:type="simple" xlink:href="#__RefHeading___Toc3463_2510499427" text:style-name="Index_20_Link" text:visited-style-name="Index_20_Link">Middleware and Libraries<text:tab/>4</text:a></text:p>
          <text:p text:style-name="P21"><text:a xlink:type="simple" xlink:href="#__RefHeading___Toc3465_2510499427" text:style-name="Index_20_Link" text:visited-style-name="Index_20_Link">Application Layer<text:tab/>5</text:a></text:p>
          <text:p text:style-name="P20"><text:a xlink:type="simple" xlink:href="#__RefHeading___Toc6744_2510499427" text:style-name="Index_20_Link" text:visited-style-name="Index_20_Link">Additional Features<text:tab/>5</text:a></text:p>
          <text:p text:style-name="P20"><text:a xlink:type="simple" xlink:href="#__RefHeading___Toc3473_2510499427" text:style-name="Index_20_Link" text:visited-style-name="Index_20_Link">Example Applications<text:tab/>5</text:a></text:p>
          <text:p text:style-name="P20"><text:a xlink:type="simple" xlink:href="#__RefHeading___Toc6746_2510499427" text:style-name="Index_20_Link" text:visited-style-name="Index_20_Link">Development Tools<text:tab/>5</text:a></text:p>
          <text:p text:style-name="P19"><text:a xlink:type="simple" xlink:href="#__RefHeading___Toc6748_2510499427" text:style-name="Index_20_Link" text:visited-style-name="Index_20_Link">Programming T-Watch 2020 V2<text:tab/>6</text:a></text:p>
          <text:p text:style-name="P20"><text:a xlink:type="simple" xlink:href="#__RefHeading___Toc3475_2510499427" text:style-name="Index_20_Link" text:visited-style-name="Index_20_Link">Touch Screen Setup<text:tab/>6</text:a></text:p>
          <text:p text:style-name="P22"><text:a xlink:type="simple" xlink:href="#__RefHeading___Toc3477_2510499427" text:style-name="Index_20_Link" text:visited-style-name="Index_20_Link">Example (Arduino IDE with T-Watch Library):<text:tab/>6</text:a></text:p>
          <text:p text:style-name="P21"><text:a xlink:type="simple" xlink:href="#__RefHeading___Toc3479_2510499427" text:style-name="Index_20_Link" text:visited-style-name="Index_20_Link">Touch Library<text:tab/>7</text:a></text:p>
          <text:p text:style-name="P21"><text:a xlink:type="simple" xlink:href="#__RefHeading___Toc3481_2510499427" text:style-name="Index_20_Link" text:visited-style-name="Index_20_Link">Processing Touch Events<text:tab/>7</text:a></text:p>
          <text:p text:style-name="P22"><text:a xlink:type="simple" xlink:href="#__RefHeading___Toc3483_2510499427" text:style-name="Index_20_Link" text:visited-style-name="Index_20_Link">Example: Swipe Detection<text:tab/>7</text:a></text:p>
          <text:p text:style-name="P21"><text:a xlink:type="simple" xlink:href="#__RefHeading___Toc3485_2510499427" text:style-name="Index_20_Link" text:visited-style-name="Index_20_Link">Handling Gestures<text:tab/>8</text:a></text:p>
          <text:p text:style-name="P21"><text:a xlink:type="simple" xlink:href="#__RefHeading___Toc3487_2510499427" text:style-name="Index_20_Link" text:visited-style-name="Index_20_Link">Customizing Touch Sensitivity<text:tab/>8</text:a></text:p>
          <text:p text:style-name="P22"><text:a xlink:type="simple" xlink:href="#__RefHeading___Toc3489_2510499427" text:style-name="Index_20_Link" text:visited-style-name="Index_20_Link">Example: Button with Touch<text:tab/>8</text:a></text:p>
          <text:p text:style-name="P21"><text:a xlink:type="simple" xlink:href="#__RefHeading___Toc3491_2510499427" text:style-name="Index_20_Link" text:visited-style-name="Index_20_Link">Conclusion<text:tab/>9</text:a></text:p>
          <text:p text:style-name="P20"><text:a xlink:type="simple" xlink:href="#__RefHeading___Toc3493_2510499427" text:style-name="Index_20_Link" text:visited-style-name="Index_20_Link">Double Tap<text:tab/>10</text:a></text:p>
          <text:p text:style-name="P22"><text:a xlink:type="simple" xlink:href="#__RefHeading___Toc3495_2510499427" text:style-name="Index_20_Link" text:visited-style-name="Index_20_Link">Example: Double-Tap Detection (Arduino)<text:tab/>10</text:a></text:p>
          <text:p text:style-name="P21"><text:a xlink:type="simple" xlink:href="#__RefHeading___Toc3497_2510499427" text:style-name="Index_20_Link" text:visited-style-name="Index_20_Link">Key Components of the Code:<text:tab/>11</text:a></text:p>
          <text:p text:style-name="P21"><text:a xlink:type="simple" xlink:href="#__RefHeading___Toc3499_2510499427" text:style-name="Index_20_Link" text:visited-style-name="Index_20_Link">Additional Enhancements:<text:tab/>11</text:a></text:p>
          <text:p text:style-name="P20"><text:a xlink:type="simple" xlink:href="#__RefHeading___Toc6750_2510499427" text:style-name="Index_20_Link" text:visited-style-name="Index_20_Link">Reset &amp; Clear Touch detection<text:tab/>13</text:a></text:p>
          <text:p text:style-name="P21"><text:a xlink:type="simple" xlink:href="#__RefHeading___Toc3501_2510499427" text:style-name="Index_20_Link" text:visited-style-name="Index_20_Link">Touch Debouncing with Flags<text:tab/>13</text:a></text:p>
          <text:p text:style-name="P22"><text:a xlink:type="simple" xlink:href="#__RefHeading___Toc3503_2510499427" text:style-name="Index_20_Link" text:visited-style-name="Index_20_Link">Example with Debouncing:<text:tab/>13</text:a></text:p>
          <text:p text:style-name="P21"><text:a xlink:type="simple" xlink:href="#__RefHeading___Toc3505_2510499427" text:style-name="Index_20_Link" text:visited-style-name="Index_20_Link">Manual Touch Reset Based on Your Logic<text:tab/>14</text:a></text:p>
          <text:p text:style-name="P22"><text:a xlink:type="simple" xlink:href="#__RefHeading___Toc3507_2510499427" text:style-name="Index_20_Link" text:visited-style-name="Index_20_Link">Example: Manual Reset<text:tab/>14</text:a></text:p>
          <text:p text:style-name="P21"><text:a xlink:type="simple" xlink:href="#__RefHeading___Toc3509_2510499427" text:style-name="Index_20_Link" text:visited-style-name="Index_20_Link">Handling Continuous Touch Input<text:tab/>14</text:a></text:p>
          <text:p text:style-name="P22"><text:a xlink:type="simple" xlink:href="#__RefHeading___Toc3511_2510499427" text:style-name="Index_20_Link" text:visited-style-name="Index_20_Link">Example for Continuous Touch:<text:tab/>14</text:a></text:p>
          <text:p text:style-name="P21"><text:a xlink:type="simple" xlink:href="#__RefHeading___Toc3513_2510499427" text:style-name="Index_20_Link" text:visited-style-name="Index_20_Link">Summary:<text:tab/>15</text:a></text:p>
          <text:p text:style-name="P20"><text:a xlink:type="simple" xlink:href="#__RefHeading___Toc6720_2510499427" text:style-name="Index_20_Link" text:visited-style-name="Index_20_Link">Swipe<text:tab/>16</text:a></text:p>
          <text:p text:style-name="P21"><text:a xlink:type="simple" xlink:href="#__RefHeading___Toc6722_2510499427" text:style-name="Index_20_Link" text:visited-style-name="Index_20_Link">Swipe Detection Example (Arduino)<text:tab/>16</text:a></text:p>
          <text:p text:style-name="P21"><text:a xlink:type="simple" xlink:href="#__RefHeading___Toc6724_2510499427" text:style-name="Index_20_Link" text:visited-style-name="Index_20_Link">Explanation of the Code:<text:tab/>17</text:a></text:p>
          <text:p text:style-name="P21"><text:a xlink:type="simple" xlink:href="#__RefHeading___Toc6726_2510499427" text:style-name="Index_20_Link" text:visited-style-name="Index_20_Link">Customization:<text:tab/>18</text:a></text:p>
          <text:p text:style-name="P20"><text:a xlink:type="simple" xlink:href="#__RefHeading___Toc18765_2510499427" text:style-name="Index_20_Link" text:visited-style-name="Index_20_Link">Capturing a screenshot<text:tab/>19</text:a></text:p>
          <text:p text:style-name="P21"><text:a xlink:type="simple" xlink:href="#__RefHeading___Toc18767_2510499427" text:style-name="Index_20_Link" text:visited-style-name="Index_20_Link">Setup the Environment<text:tab/>19</text:a></text:p>
          <text:p text:style-name="P21"><text:a xlink:type="simple" xlink:href="#__RefHeading___Toc18769_2510499427" text:style-name="Index_20_Link" text:visited-style-name="Index_20_Link">Install Required Libraries<text:tab/>19</text:a></text:p>
          <text:p text:style-name="P21"><text:a xlink:type="simple" xlink:href="#__RefHeading___Toc18771_2510499427" text:style-name="Index_20_Link" text:visited-style-name="Index_20_Link">Write a Program to Capture the Screenshot<text:tab/>19</text:a></text:p>
          <text:p text:style-name="P21"><text:a xlink:type="simple" xlink:href="#__RefHeading___Toc18773_2510499427" text:style-name="Index_20_Link" text:visited-style-name="Index_20_Link">Transfer the Screenshot to Your PC<text:tab/>20</text:a></text:p>
          <text:p text:style-name="P21"><text:a xlink:type="simple" xlink:href="#__RefHeading___Toc18775_2510499427" text:style-name="Index_20_Link" text:visited-style-name="Index_20_Link">Convert the Screenshot to an Image<text:tab/>21</text:a></text:p>
          <text:p text:style-name="P21"><text:a xlink:type="simple" xlink:href="#__RefHeading___Toc18777_2510499427" text:style-name="Index_20_Link" text:visited-style-name="Index_20_Link">Summary:<text:tab/>21</text:a></text:p>
        </text:index-body>
      </text:table-of-content>
      <text:p text:style-name="P15"><text:soft-page-break/></text:p>
      <text:h text:style-name="P23" text:outline-level="1"/>
      <text:h text:style-name="P25" text:outline-level="1"><text:bookmark-start text:name="__RefHeading___Toc6740_2510499427"/><text:span text:style-name="Strong_20_Emphasis"><text:span text:style-name="T5">S</text:span></text:span><text:span text:style-name="Strong_20_Emphasis">oftware </text:span><text:span text:style-name="Strong_20_Emphasis"><text:span text:style-name="T5">A</text:span></text:span><text:span text:style-name="Strong_20_Emphasis">rchitecture</text:span>:<text:bookmark-end text:name="__RefHeading___Toc6740_2510499427"/></text:h>
      <text:p text:style-name="P17"><text:span text:style-name="T4">The </text:span><text:span text:style-name="Strong_20_Emphasis"><text:span text:style-name="T4">T-Watch V2</text:span></text:span><text:span text:style-name="T4"> is a development platform from LilyGO based on the ESP32 microcontroller, typically used for wearable applications like smartwatches. Understanding the software architecture of the T-Watch V2 involves looking at its hardware capabilities, software layers, and supported development frameworks.</text:span></text:p>
      <text:p text:style-name="P17">Here’s a high-level breakdown of the <text:span text:style-name="Strong_20_Emphasis">T-Watch V2 software architecture</text:span>:</text:p>
      <text:h text:style-name="P26" text:outline-level="2" text:is-list-header="true"><text:bookmark-start text:name="__RefHeading___Toc6742_2510499427"/>Typical Architecture Layers on T-Watch V2:<text:bookmark-end text:name="__RefHeading___Toc6742_2510499427"/></text:h>
      <text:list xml:id="list2124471221" text:style-name="L1">
        <text:list-item>
          <text:p text:style-name="P57"><text:span text:style-name="Strong_20_Emphasis"><text:span text:style-name="T1">Hardware (ESP32, Display, Touch, RTC, Sensors, Battery)</text:span></text:span></text:p>
        </text:list-item>
        <text:list-item>
          <text:p text:style-name="P57"><text:span text:style-name="Strong_20_Emphasis"><text:span text:style-name="T1">Firmware (ESP-IDF or Arduino Core, FreeRTOS)</text:span></text:span></text:p>
        </text:list-item>
        <text:list-item>
          <text:p text:style-name="P57"><text:span text:style-name="Strong_20_Emphasis"><text:span text:style-name="T1">Device Drivers (Display, Touchscreen, RTC, etc.)</text:span></text:span></text:p>
        </text:list-item>
        <text:list-item>
          <text:p text:style-name="P57"><text:span text:style-name="Strong_20_Emphasis"><text:span text:style-name="T1">Middleware (Graphics library, Communication protocols, Sensor libraries)</text:span></text:span></text:p>
        </text:list-item>
        <text:list-item>
          <text:p text:style-name="P57"><text:span text:style-name="Strong_20_Emphasis"><text:span text:style-name="T1">Application Logic (Custom watch faces, apps, connectivity features)</text:span></text:span></text:p>
        </text:list-item>
      </text:list>
      <text:p text:style-name="P18"><text:span text:style-name="Strong_20_Emphasis"><text:span text:style-name="T1"/></text:span></text:p>
      <table:table table:name="Table1" table:style-name="Table1">
        <table:table-column table:style-name="Table1.A"/>
        <table:table-column table:style-name="Table1.B"/>
        <table:table-column table:style-name="Table1.C"/>
        <table:table-header-rows>
          <table:table-row table:style-name="TableLine94860153688352">
            <table:table-cell table:style-name="Table1.A1" office:value-type="string">
              <text:p text:style-name="P13"><text:span text:style-name="Strong_20_Emphasis"><text:span text:style-name="T2">Layer</text:span></text:span></text:p>
            </table:table-cell>
            <table:table-cell table:style-name="Table1.A1" office:value-type="string">
              <text:p text:style-name="P13"><text:span text:style-name="Strong_20_Emphasis"><text:span text:style-name="T2">Component</text:span></text:span></text:p>
            </table:table-cell>
            <table:table-cell table:style-name="Table1.A1" office:value-type="string">
              <text:p text:style-name="P13"><text:span text:style-name="Strong_20_Emphasis"><text:span text:style-name="T2">Description</text:span></text:span></text:p>
            </table:table-cell>
          </table:table-row>
        </table:table-header-rows>
        <table:table-row table:style-name="TableLine94860169831936">
          <table:table-cell table:style-name="Table1.A1" office:value-type="string">
            <text:p text:style-name="P12"><text:span text:style-name="Strong_20_Emphasis"><text:span text:style-name="T2">Hardware</text:span></text:span></text:p>
          </table:table-cell>
          <table:table-cell table:style-name="Table1.A1" office:value-type="string">
            <text:p text:style-name="P12"><text:span text:style-name="Strong_20_Emphasis"><text:span text:style-name="T2">ESP32 Microcontroller</text:span></text:span></text:p>
          </table:table-cell>
          <table:table-cell table:style-name="Table1.A1" office:value-type="string">
            <text:p text:style-name="P11">Core processing unit with dual-core Xtensa LX6 processors, Wi-Fi, Bluetooth, GPIOs, ADC, DAC, SPI, UART, PWM, etc.</text:p>
          </table:table-cell>
        </table:table-row>
        <table:table-row table:style-name="TableLine94860189407536">
          <table:table-cell table:style-name="Table1.A1" office:value-type="string">
            <text:p text:style-name="P11"/>
          </table:table-cell>
          <table:table-cell table:style-name="Table1.A1" office:value-type="string">
            <text:p text:style-name="P12"><text:span text:style-name="Strong_20_Emphasis"><text:span text:style-name="T2">Display (TFT)</text:span></text:span></text:p>
          </table:table-cell>
          <table:table-cell table:style-name="Table1.A1" office:value-type="string">
            <text:p text:style-name="P11">Screen for output, usually driven over SPI.</text:p>
          </table:table-cell>
        </table:table-row>
        <table:table-row table:style-name="TableLine94860243385424">
          <table:table-cell table:style-name="Table1.A1" office:value-type="string">
            <text:p text:style-name="P11"/>
          </table:table-cell>
          <table:table-cell table:style-name="Table1.A1" office:value-type="string">
            <text:p text:style-name="P12"><text:span text:style-name="Strong_20_Emphasis"><text:span text:style-name="T2">Capacitive Touch Input</text:span></text:span></text:p>
          </table:table-cell>
          <table:table-cell table:style-name="Table1.A1" office:value-type="string">
            <text:p text:style-name="P11">Touch input for user interaction.</text:p>
          </table:table-cell>
        </table:table-row>
        <table:table-row table:style-name="TableLine94860237197440">
          <table:table-cell table:style-name="Table1.A1" office:value-type="string">
            <text:p text:style-name="P11"/>
          </table:table-cell>
          <table:table-cell table:style-name="Table1.A1" office:value-type="string">
            <text:p text:style-name="P12"><text:span text:style-name="Strong_20_Emphasis"><text:span text:style-name="T2">RTC (Real-Time Clock)</text:span></text:span></text:p>
          </table:table-cell>
          <table:table-cell table:style-name="Table1.A1" office:value-type="string">
            <text:p text:style-name="P11">Built-in timekeeping.</text:p>
          </table:table-cell>
        </table:table-row>
        <table:table-row table:style-name="TableLine94860236097744">
          <table:table-cell table:style-name="Table1.A1" office:value-type="string">
            <text:p text:style-name="P11"/>
          </table:table-cell>
          <table:table-cell table:style-name="Table1.A1" office:value-type="string">
            <text:p text:style-name="P12"><text:span text:style-name="Strong_20_Emphasis"><text:span text:style-name="T2">Battery Management Unit</text:span></text:span></text:p>
          </table:table-cell>
          <table:table-cell table:style-name="Table1.A1" office:value-type="string">
            <text:p text:style-name="P11">Manages charging, power levels, and power consumption.</text:p>
          </table:table-cell>
        </table:table-row>
        <table:table-row table:style-name="TableLine94860268166416">
          <table:table-cell table:style-name="Table1.A1" office:value-type="string">
            <text:p text:style-name="P11"/>
          </table:table-cell>
          <table:table-cell table:style-name="Table1.A1" office:value-type="string">
            <text:p text:style-name="P12"><text:span text:style-name="Strong_20_Emphasis"><text:span text:style-name="T2">Peripherals</text:span></text:span></text:p>
          </table:table-cell>
          <table:table-cell table:style-name="Table1.A1" office:value-type="string">
            <text:p text:style-name="P11">Sensors, communication interfaces like I2C, SPI, etc.</text:p>
          </table:table-cell>
        </table:table-row>
        <table:table-row table:style-name="TableLine94860168771648">
          <table:table-cell table:style-name="Table1.A1" office:value-type="string">
            <text:p text:style-name="P12"><text:span text:style-name="Strong_20_Emphasis"><text:span text:style-name="T2">Firmware</text:span></text:span></text:p>
          </table:table-cell>
          <table:table-cell table:style-name="Table1.A1" office:value-type="string">
            <text:p text:style-name="P12"><text:span text:style-name="Strong_20_Emphasis"><text:span text:style-name="T2">ESP-IDF (Espressif IoT Development Framework)</text:span></text:span></text:p>
          </table:table-cell>
          <table:table-cell table:style-name="Table1.A1" office:value-type="string">
            <text:p text:style-name="P11">Low-level access to hardware, peripherals, Wi-Fi, and Bluetooth. Provides RTOS (FreeRTOS) for multitasking and hardware abstraction.</text:p>
          </table:table-cell>
        </table:table-row>
        <table:table-row table:style-name="TableLine94860233556080">
          <table:table-cell table:style-name="Table1.A1" office:value-type="string">
            <text:p text:style-name="P11"/>
          </table:table-cell>
          <table:table-cell table:style-name="Table1.A1" office:value-type="string">
            <text:p text:style-name="P12"><text:span text:style-name="Strong_20_Emphasis"><text:span text:style-name="T2">Arduino Core for ESP32</text:span></text:span></text:p>
          </table:table-cell>
          <table:table-cell table:style-name="Table1.A1" office:value-type="string">
            <text:p text:style-name="P11">Simpler framework built on top of ESP-IDF for easier prototyping.</text:p>
          </table:table-cell>
        </table:table-row>
        <table:table-row table:style-name="TableLine94860178890784">
          <table:table-cell table:style-name="Table1.A1" office:value-type="string">
            <text:p text:style-name="P11"/>
          </table:table-cell>
          <table:table-cell table:style-name="Table1.A1" office:value-type="string">
            <text:p text:style-name="P12"><text:span text:style-name="Strong_20_Emphasis"><text:span text:style-name="T2">FreeRTOS</text:span></text:span></text:p>
          </table:table-cell>
          <table:table-cell table:style-name="Table1.A1" office:value-type="string">
            <text:p text:style-name="P11">Real-time operating system for task scheduling and management.</text:p>
          </table:table-cell>
        </table:table-row>
        <table:table-row table:style-name="TableLine94860254287904">
          <table:table-cell table:style-name="Table1.A1" office:value-type="string">
            <text:p text:style-name="P12"><text:span text:style-name="Strong_20_Emphasis"><text:span text:style-name="T2">Middleware</text:span></text:span></text:p>
          </table:table-cell>
          <table:table-cell table:style-name="Table1.A1" office:value-type="string">
            <text:p text:style-name="P12"><text:span text:style-name="Strong_20_Emphasis"><text:span text:style-name="T2">LVGL (Light and Versatile Graphics Library)</text:span></text:span></text:p>
          </table:table-cell>
          <table:table-cell table:style-name="Table1.A1" office:value-type="string">
            <text:p text:style-name="P11">GUI rendering engine for displaying user interfaces like buttons, text, images, and animations on the TFT display.</text:p>
          </table:table-cell>
        </table:table-row>
        <table:table-row table:style-name="TableLine94860266966784">
          <table:table-cell table:style-name="Table1.A1" office:value-type="string">
            <text:p text:style-name="P11"/>
          </table:table-cell>
          <table:table-cell table:style-name="Table1.A1" office:value-type="string">
            <text:p text:style-name="P12"><text:span text:style-name="Strong_20_Emphasis"><text:span text:style-name="T2">Display Driver</text:span></text:span></text:p>
          </table:table-cell>
          <table:table-cell table:style-name="Table1.A1" office:value-type="string">
            <text:p text:style-name="P11">Handles communication with the TFT display over SPI.</text:p>
          </table:table-cell>
        </table:table-row>
        <table:table-row table:style-name="TableLine94860262043632">
          <table:table-cell table:style-name="Table1.A1" office:value-type="string">
            <text:p text:style-name="P11"/>
          </table:table-cell>
          <table:table-cell table:style-name="Table1.A1" office:value-type="string">
            <text:p text:style-name="P12"><text:span text:style-name="Strong_20_Emphasis"><text:span text:style-name="T2">Touchscreen Driver</text:span></text:span></text:p>
          </table:table-cell>
          <table:table-cell table:style-name="Table1.A1" office:value-type="string">
            <text:p text:style-name="P11">Captures touch events and gestures from the capacitive touch screen.</text:p>
          </table:table-cell>
        </table:table-row>
        <table:table-row table:style-name="TableLine94860249465600">
          <table:table-cell table:style-name="Table1.A1" office:value-type="string">
            <text:p text:style-name="P11"/>
          </table:table-cell>
          <table:table-cell table:style-name="Table1.A1" office:value-type="string">
            <text:p text:style-name="P12"><text:span text:style-name="Strong_20_Emphasis"><text:span text:style-name="T2">Battery Management Library</text:span></text:span></text:p>
          </table:table-cell>
          <table:table-cell table:style-name="Table1.A1" office:value-type="string">
            <text:p text:style-name="P11">Provides API to monitor battery level and manage power consumption.</text:p>
          </table:table-cell>
        </table:table-row>
        <table:table-row table:style-name="TableLine94860189683296">
          <table:table-cell table:style-name="Table1.A1" office:value-type="string">
            <text:p text:style-name="P11"/>
          </table:table-cell>
          <table:table-cell table:style-name="Table1.A1" office:value-type="string">
            <text:p text:style-name="P12"><text:span text:style-name="Strong_20_Emphasis"><text:span text:style-name="T2">Wi-Fi/Bluetooth Stack</text:span></text:span></text:p>
          </table:table-cell>
          <table:table-cell table:style-name="Table1.A1" office:value-type="string">
            <text:p text:style-name="P11">Libraries for managing connectivity.</text:p>
          </table:table-cell>
        </table:table-row>
        <table:table-row table:style-name="TableLine94860256721408">
          <table:table-cell table:style-name="Table1.A1" office:value-type="string">
            <text:p text:style-name="P11"/>
          </table:table-cell>
          <table:table-cell table:style-name="Table1.A1" office:value-type="string">
            <text:p text:style-name="P12"><text:span text:style-name="Strong_20_Emphasis"><text:span text:style-name="T2">Time and Date Libraries (RTC)</text:span></text:span></text:p>
          </table:table-cell>
          <table:table-cell table:style-name="Table1.A1" office:value-type="string">
            <text:p text:style-name="P11">Interfaces with the real-time clock for timekeeping.</text:p>
          </table:table-cell>
        </table:table-row>
        <table:table-row table:style-name="TableLine94860189878800">
          <table:table-cell table:style-name="Table1.A1" office:value-type="string">
            <text:p text:style-name="P12"><text:span text:style-name="Strong_20_Emphasis"><text:span text:style-name="T2">Application</text:span></text:span></text:p>
          </table:table-cell>
          <table:table-cell table:style-name="Table1.A1" office:value-type="string">
            <text:p text:style-name="P12"><text:span text:style-name="Strong_20_Emphasis"><text:span text:style-name="T2">Watch Faces</text:span></text:span></text:p>
          </table:table-cell>
          <table:table-cell table:style-name="Table1.A1" office:value-type="string">
            <text:p text:style-name="P11">Customizable clock displays, usually built using LVGL or other graphics libraries.</text:p>
          </table:table-cell>
        </table:table-row>
        <table:table-row table:style-name="TableLine94860239262032">
          <table:table-cell table:style-name="Table1.A1" office:value-type="string">
            <text:p text:style-name="P11"/>
          </table:table-cell>
          <table:table-cell table:style-name="Table1.A1" office:value-type="string">
            <text:p text:style-name="P12"><text:span text:style-name="Strong_20_Emphasis"><text:span text:style-name="T2">Notification System</text:span></text:span></text:p>
          </table:table-cell>
          <table:table-cell table:style-name="Table1.A1" office:value-type="string">
            <text:p text:style-name="P11">Bluetooth integration with smartphones to display notifications (calls, messages, etc.).</text:p>
          </table:table-cell>
        </table:table-row>
        <table:table-row table:style-name="TableLine94860247853728">
          <table:table-cell table:style-name="Table1.A1" office:value-type="string">
            <text:p text:style-name="P11"/>
          </table:table-cell>
          <table:table-cell table:style-name="Table1.A1" office:value-type="string">
            <text:p text:style-name="P12"><text:span text:style-name="Strong_20_Emphasis"><text:span text:style-name="T2">Fitness Tracking</text:span></text:span></text:p>
          </table:table-cell>
          <table:table-cell table:style-name="Table1.A1" office:value-type="string">
            <text:p text:style-name="P11">Using additional sensors (like accelerometers or heart rate sensors) to track fitness data.</text:p>
          </table:table-cell>
        </table:table-row>
        <table:table-row table:style-name="TableLine94860270811200">
          <table:table-cell table:style-name="Table1.A1" office:value-type="string">
            <text:p text:style-name="P11"/>
          </table:table-cell>
          <table:table-cell table:style-name="Table1.A1" office:value-type="string">
            <text:p text:style-name="P12"><text:span text:style-name="Strong_20_Emphasis"><text:span text:style-name="T2">Wi-Fi/Bluetooth Connectivity</text:span></text:span></text:p>
          </table:table-cell>
          <table:table-cell table:style-name="Table1.A1" office:value-type="string">
            <text:p text:style-name="P11">Syncing data with cloud servers or smartphone apps, enabling remote monitoring or control.</text:p>
          </table:table-cell>
        </table:table-row>
        <table:table-row table:style-name="TableLine94860192505344">
          <table:table-cell table:style-name="Table1.A1" office:value-type="string">
            <text:p text:style-name="P11"/>
          </table:table-cell>
          <table:table-cell table:style-name="Table1.A1" office:value-type="string">
            <text:p text:style-name="P12"><text:span text:style-name="Strong_20_Emphasis"><text:span text:style-name="T2">OTA (Over-the-Air Updates)</text:span></text:span></text:p>
          </table:table-cell>
          <table:table-cell table:style-name="Table1.A1" office:value-type="string">
            <text:p text:style-name="P11">Framework to update the firmware remotely over Wi-Fi.</text:p>
          </table:table-cell>
        </table:table-row>
        <table:table-row table:style-name="TableLine94860253302592">
          <table:table-cell table:style-name="Table1.A1" office:value-type="string">
            <text:p text:style-name="P12"><text:span text:style-name="Strong_20_Emphasis"><text:span text:style-name="T2">Development Tools</text:span></text:span></text:p>
          </table:table-cell>
          <table:table-cell table:style-name="Table1.A1" office:value-type="string">
            <text:p text:style-name="P12"><text:span text:style-name="Strong_20_Emphasis"><text:span text:style-name="T2">Arduino IDE, PlatformIO, ESP-IDF</text:span></text:span></text:p>
          </table:table-cell>
          <table:table-cell table:style-name="Table1.A1" office:value-type="string">
            <text:p text:style-name="P11">Development environments for writing, compiling, and uploading code to the T-Watch. PlatformIO supports both Arduino and ESP-IDF for flexibility.</text:p>
          </table:table-cell>
        </table:table-row>
      </table:table>
      <text:p text:style-name="P16"/>
      <text:p text:style-name="P16"><text:soft-page-break/><text:span text:style-name="Strong_20_Emphasis"><text:span text:style-name="T1">This table outlines the core layers and components involved in the </text:span></text:span><text:span text:style-name="Strong_20_Emphasis">T-Watch 2020 V2</text:span><text:span text:style-name="Strong_20_Emphasis"><text:span text:style-name="T1">, focusing on firmware, middleware, and software layers along with the hardware components that tie everything together.</text:span></text:span></text:p>
      <text:h text:style-name="Heading_20_3" text:outline-level="3"><text:bookmark-start text:name="__RefHeading___Toc3459_2510499427"/><text:span text:style-name="Strong_20_Emphasis"><text:span text:style-name="T7">Hardware Layer</text:span></text:span><text:bookmark-end text:name="__RefHeading___Toc3459_2510499427"/></text:h>
      <text:p text:style-name="P15">At the core of the T-Watch V2 is the <text:span text:style-name="Strong_20_Emphasis">ESP32 microcontroller</text:span>, which features:</text:p>
      <text:list xml:id="list2558186443" text:style-name="L2">
        <text:list-item>
          <text:p text:style-name="P58"><text:span text:style-name="Strong_20_Emphasis">Dual-core Xtensa LX6 processors</text:span></text:p>
        </text:list-item>
        <text:list-item>
          <text:p text:style-name="P58"><text:span text:style-name="Strong_20_Emphasis">Wi-Fi</text:span> and <text:span text:style-name="Strong_20_Emphasis">Bluetooth</text:span> support</text:p>
        </text:list-item>
        <text:list-item>
          <text:p text:style-name="P58"><text:span text:style-name="Strong_20_Emphasis">Peripherals</text:span> like GPIOs, I2C, SPI, UART, PWM, ADC, and DAC</text:p>
        </text:list-item>
        <text:list-item>
          <text:p text:style-name="P58"><text:span text:style-name="Strong_20_Emphasis">Display driver</text:span> for the TFT screen</text:p>
        </text:list-item>
        <text:list-item>
          <text:p text:style-name="P58"><text:span text:style-name="Strong_20_Emphasis">Touch interface</text:span> for input</text:p>
        </text:list-item>
        <text:list-item>
          <text:p text:style-name="P58"><text:span text:style-name="Strong_20_Emphasis">RTC (Real-Time Clock)</text:span> for timekeeping</text:p>
        </text:list-item>
        <text:list-item>
          <text:p text:style-name="P36"><text:span text:style-name="Strong_20_Emphasis">Battery management unit</text:span> with charging and power monitoring</text:p>
        </text:list-item>
      </text:list>
      <text:h text:style-name="Heading_20_3" text:outline-level="3" text:is-list-header="true"><text:bookmark-start text:name="__RefHeading___Toc3461_2510499427"/><text:span text:style-name="Strong_20_Emphasis"><text:span text:style-name="T7">Firmware Layer</text:span></text:span><text:bookmark-end text:name="__RefHeading___Toc3461_2510499427"/></text:h>
      <text:p text:style-name="P15">The <text:span text:style-name="Strong_20_Emphasis">firmware</text:span> is what interacts directly with the hardware, including drivers for the display, touch input, and peripherals. There are two main approaches to developing firmware for the T-Watch V2:</text:p>
      <text:list xml:id="list1074302570" text:style-name="L3">
        <text:list-item>
          <text:p text:style-name="P37"><text:span text:style-name="Strong_20_Emphasis">ESP-IDF (Espressif IoT Development Framework)</text:span>: This is the official development framework for the ESP32. It provides low-level access to the hardware, libraries, and APIs for handling Wi-Fi, Bluetooth, and peripherals like the display and sensors.</text:p>
          <text:p text:style-name="P37">Key features:</text:p>
          <text:list>
            <text:list-item>
              <text:p text:style-name="P59">RTOS (FreeRTOS-based multitasking)</text:p>
            </text:list-item>
            <text:list-item>
              <text:p text:style-name="P59">Networking stack for Wi-Fi/Bluetooth</text:p>
            </text:list-item>
            <text:list-item>
              <text:p text:style-name="P59">Hardware abstraction (GPIO, I2C, SPI, UART, etc.)</text:p>
            </text:list-item>
          </text:list>
        </text:list-item>
        <text:list-item>
          <text:p text:style-name="P37"><text:span text:style-name="Strong_20_Emphasis">Arduino Framework</text:span>: The T-Watch V2 can also be programmed using the Arduino IDE. The Arduino core for ESP32 is built on top of ESP-IDF and offers a simplified API for common tasks like managing peripherals and connecting to Wi-Fi/Bluetooth.</text:p>
          <text:p text:style-name="P37">Key features:</text:p>
          <text:list>
            <text:list-item>
              <text:p text:style-name="P59">Simpler and faster prototyping</text:p>
            </text:list-item>
            <text:list-item>
              <text:p text:style-name="P59">Support for various libraries (such as display drivers, touch drivers, etc.)</text:p>
            </text:list-item>
            <text:list-item>
              <text:p text:style-name="P37">Easy-to-use APIs for Wi-Fi and Bluetooth</text:p>
            </text:list-item>
          </text:list>
        </text:list-item>
      </text:list>
      <text:h text:style-name="P29" text:outline-level="3" text:is-list-header="true"><text:bookmark-start text:name="__RefHeading___Toc3463_2510499427"/><text:span text:style-name="Strong_20_Emphasis"><text:span text:style-name="T7">Middleware and Libraries</text:span></text:span><text:bookmark-end text:name="__RefHeading___Toc3463_2510499427"/></text:h>
      <text:p text:style-name="P15">LilyGO provides several libraries and examples for handling common functionality of the T-Watch V2. These include:</text:p>
      <text:list xml:id="list4198185875" text:style-name="L4">
        <text:list-item>
          <text:p text:style-name="P60"><text:span text:style-name="Strong_20_Emphasis">LVGL (Light and Versatile Graphics Library)</text:span>: A powerful, open-source GUI library used for rendering UI components like buttons, text, and images on the watch's display.</text:p>
        </text:list-item>
        <text:list-item>
          <text:p text:style-name="P60"><text:span text:style-name="Strong_20_Emphasis">Time and Date libraries</text:span>: Used to interact with the built-in RTC (Real-Time Clock).</text:p>
        </text:list-item>
        <text:list-item>
          <text:p text:style-name="P60"><text:soft-page-break/><text:span text:style-name="Strong_20_Emphasis">Battery management libraries</text:span>: For monitoring the battery level and managing power consumption.</text:p>
        </text:list-item>
        <text:list-item>
          <text:p text:style-name="P60"><text:span text:style-name="Strong_20_Emphasis">Touchscreen libraries</text:span>: Handling capacitive touch events and gestures.</text:p>
        </text:list-item>
        <text:list-item>
          <text:p text:style-name="P38"><text:span text:style-name="Strong_20_Emphasis">Display drivers</text:span>: Handling the communication between the ESP32 and the display controller, which is often SPI-based.</text:p>
        </text:list-item>
      </text:list>
      <text:h text:style-name="Heading_20_3" text:outline-level="3" text:is-list-header="true"><text:bookmark-start text:name="__RefHeading___Toc3465_2510499427"/><text:span text:style-name="Strong_20_Emphasis"><text:span text:style-name="T7">Application Layer</text:span></text:span><text:bookmark-end text:name="__RefHeading___Toc3465_2510499427"/></text:h>
      <text:p text:style-name="P15">At the top level, you have the actual <text:span text:style-name="Strong_20_Emphasis">application code</text:span>. This is where the specific functionality of the watch is implemented:</text:p>
      <text:list xml:id="list3669232582" text:style-name="L5">
        <text:list-item>
          <text:p text:style-name="P61"><text:span text:style-name="Strong_20_Emphasis">Watch faces</text:span>: Custom displays of time, date, weather, etc.</text:p>
        </text:list-item>
        <text:list-item>
          <text:p text:style-name="P61"><text:span text:style-name="Strong_20_Emphasis">Notifications</text:span>: Interfacing with a mobile phone via Bluetooth to receive notifications.</text:p>
        </text:list-item>
        <text:list-item>
          <text:p text:style-name="P61"><text:span text:style-name="Strong_20_Emphasis">Fitness tracking</text:span>: If additional sensors (like a heart rate sensor or accelerometer) are connected, they can be used for fitness applications.</text:p>
        </text:list-item>
        <text:list-item>
          <text:p text:style-name="P39"><text:span text:style-name="Strong_20_Emphasis">Wi-Fi/Bluetooth connectivity</text:span>: The ESP32’s built-in Wi-Fi and Bluetooth capabilities can be leveraged for cloud connectivity, syncing with smartphones, or transferring data.</text:p>
        </text:list-item>
      </text:list>
      <text:h text:style-name="Heading_20_2" text:outline-level="2"><text:bookmark-start text:name="__RefHeading___Toc6744_2510499427"/>Additional Features<text:bookmark-end text:name="__RefHeading___Toc6744_2510499427"/></text:h>
      <text:list xml:id="list65253456150012" text:continue-numbering="true" text:style-name="L5">
        <text:list-item>
          <text:p text:style-name="P62"><text:span text:style-name="Strong_20_Emphasis">OTA (Over-the-Air Updates)</text:span>: T-Watch V2 can be configured for over-the-air firmware updates, enabling developers to push updates without needing to connect the watch physically.</text:p>
        </text:list-item>
        <text:list-item>
          <text:p text:style-name="P40"><text:span text:style-name="Strong_20_Emphasis">Sleep modes and power management</text:span>: To save battery life, the T-Watch V2 supports various power management modes provided by the ESP32.</text:p>
        </text:list-item>
      </text:list>
      <text:h text:style-name="Heading_20_2" text:outline-level="2"><text:bookmark-start text:name="__RefHeading___Toc3473_2510499427"/>Example Applications<text:bookmark-end text:name="__RefHeading___Toc3473_2510499427"/></text:h>
      <text:list xml:id="list65253561689945" text:continue-numbering="true" text:style-name="L5">
        <text:list-item>
          <text:p text:style-name="P62">Smartwatch displaying time and notifications.</text:p>
        </text:list-item>
        <text:list-item>
          <text:p text:style-name="P62">Fitness tracker with health data synchronization via Bluetooth or Wi-Fi.</text:p>
        </text:list-item>
        <text:list-item>
          <text:p text:style-name="P40">IoT sensor hub collecting data and transmitting it to the cloud.</text:p>
        </text:list-item>
      </text:list>
      <text:h text:style-name="Heading_20_2" text:outline-level="2" text:is-list-header="true"><text:bookmark-start text:name="__RefHeading___Toc6746_2510499427"/><text:span text:style-name="Strong_20_Emphasis"><text:span text:style-name="T6">Development</text:span></text:span><text:span text:style-name="Strong_20_Emphasis"> Tools</text:span><text:bookmark-end text:name="__RefHeading___Toc6746_2510499427"/></text:h>
      <text:list xml:id="list32273459" text:style-name="L6">
        <text:list-item>
          <text:p text:style-name="P63"><text:span text:style-name="Strong_20_Emphasis">Arduino IDE</text:span>: Simplified platform for rapid prototyping with T-Watch V2. The required libraries and board definitions can be added using the Arduino package manager.</text:p>
        </text:list-item>
        <text:list-item>
          <text:p text:style-name="P63"><text:span text:style-name="Strong_20_Emphasis">PlatformIO</text:span>: A professional development environment that supports both the Arduino and ESP-IDF frameworks.</text:p>
        </text:list-item>
        <text:list-item>
          <text:p text:style-name="P41"><text:span text:style-name="Strong_20_Emphasis">ESP-IDF</text:span>: For low-level development with full control over the ESP32 hardware.</text:p>
        </text:list-item>
      </text:list>
      <text:p text:style-name="P15">In summary, the T-Watch V2’s software architecture is built around the powerful ESP32 microcontroller, with support from frameworks like ESP-IDF and Arduino, layered drivers for hardware peripherals, middleware for user interfaces and connectivity, and customizable applications.</text:p>
      <text:p text:style-name="P14"/>
      <text:p text:style-name="P7"/>
      <text:p text:style-name="P7"/>
      <text:p text:style-name="P7"><text:soft-page-break/></text:p>
      <text:h text:style-name="P24" text:outline-level="1"><text:bookmark-start text:name="__RefHeading___Toc6748_2510499427"/>Programming <text:span text:style-name="Strong_20_Emphasis"><text:span text:style-name="T4">T-Watch 2020 V2</text:span></text:span><text:bookmark-end text:name="__RefHeading___Toc6748_2510499427"/></text:h>
      <text:p text:style-name="P14">To programmatically process touch screen input on the <text:span text:style-name="Strong_20_Emphasis">T-Watch 2020 V2</text:span>, you typically need to interact with the <text:span text:style-name="Strong_20_Emphasis">capacitive touch controller</text:span> that is connected to the ESP32 microcontroller. The input data from the touch screen is then processed to trigger actions based on user interactions, such as taps, swipes, or gestures.</text:p>
      <text:p text:style-name="P15">Here’s a step-by-step outline on how you can process touch input on the T-Watch 2020 V2:</text:p>
      <text:h text:style-name="Heading_20_2" text:outline-level="2"><text:bookmark-start text:name="__RefHeading___Toc3475_2510499427"/><text:span text:style-name="Strong_20_Emphasis">Touch Screen Setup</text:span><text:bookmark-end text:name="__RefHeading___Toc3475_2510499427"/></text:h>
      <text:p text:style-name="P15">The T-Watch 2020 V2 uses a capacitive touch controller (often the FT6236 or CST816S) to handle touch input. You will need to initialize the touch controller and set up the communication interface (usually I2C) between the ESP32 and the touch controller.</text:p>
      <text:h text:style-name="P6" text:outline-level="4"><text:bookmark-start text:name="__RefHeading___Toc3477_2510499427"/>Example (Arduino IDE with T-Watch Library):<text:bookmark-end text:name="__RefHeading___Toc3477_2510499427"/></text:h>
      <text:p text:style-name="P8">cpp</text:p>
      <text:p text:style-name="P8">Copy code</text:p>
      <text:p text:style-name="P9"><text:span text:style-name="Source_20_Text">#include &lt;TFT_eSPI.h&gt; <text:s text:c="4"/>// Graphics and display library</text:span></text:p>
      <text:p text:style-name="P9"><text:span text:style-name="Source_20_Text">#include &lt;TTGO.h&gt; <text:s text:c="8"/>// T-Watch specific libraries</text:span></text:p>
      <text:p text:style-name="P9"/>
      <text:p text:style-name="P9"><text:span text:style-name="Source_20_Text">TTGOClass *ttgo; <text:s text:c="9"/>// Pointer for watch object</text:span></text:p>
      <text:p text:style-name="P9"><text:span text:style-name="Source_20_Text">TFT_eSPI *tft; <text:s text:c="11"/>// Pointer for display object</text:span></text:p>
      <text:p text:style-name="P9"/>
      <text:p text:style-name="P9"><text:span text:style-name="Source_20_Text">void setup() {</text:span></text:p>
      <text:p text:style-name="P9"><text:span text:style-name="Source_20_Text"><text:s text:c="4"/>// Initialize T-Watch object</text:span></text:p>
      <text:p text:style-name="P9"><text:span text:style-name="Source_20_Text"><text:s text:c="4"/>ttgo = TTGOClass::getWatch();</text:span></text:p>
      <text:p text:style-name="P9"><text:span text:style-name="Source_20_Text"><text:s text:c="4"/></text:span></text:p>
      <text:p text:style-name="P9"><text:span text:style-name="Source_20_Text"><text:s text:c="4"/>// Initialize display</text:span></text:p>
      <text:p text:style-name="P9"><text:span text:style-name="Source_20_Text"><text:s text:c="4"/>tft = ttgo-&gt;tft;</text:span></text:p>
      <text:p text:style-name="P9"><text:span text:style-name="Source_20_Text"><text:s text:c="4"/>tft-&gt;init();</text:span></text:p>
      <text:p text:style-name="P9"><text:span text:style-name="Source_20_Text"><text:s text:c="4"/></text:span></text:p>
      <text:p text:style-name="P9"><text:span text:style-name="Source_20_Text"><text:s text:c="4"/>// Initialize the touch screen</text:span></text:p>
      <text:p text:style-name="P9"><text:span text:style-name="Source_20_Text"><text:s text:c="4"/>ttgo-&gt;begin();</text:span></text:p>
      <text:p text:style-name="P9"><text:span text:style-name="Source_20_Text"><text:s text:c="4"/>ttgo-&gt;touch-&gt;begin(); // Start the capacitive touch interface</text:span></text:p>
      <text:p text:style-name="P9"><text:span text:style-name="Source_20_Text"><text:s text:c="4"/></text:span></text:p>
      <text:p text:style-name="P9"><text:span text:style-name="Source_20_Text"><text:s text:c="4"/>// Set the screen rotation if needed</text:span></text:p>
      <text:p text:style-name="P9"><text:span text:style-name="Source_20_Text"><text:s text:c="4"/>tft-&gt;setRotation(1); </text:span></text:p>
      <text:p text:style-name="P9"><text:span text:style-name="Source_20_Text">}</text:span></text:p>
      <text:p text:style-name="P9"/>
      <text:p text:style-name="P9"><text:span text:style-name="Source_20_Text">void loop() {</text:span></text:p>
      <text:p text:style-name="P9"><text:span text:style-name="Source_20_Text"><text:s text:c="4"/>TouchPoint touch;</text:span></text:p>
      <text:p text:style-name="P9"><text:span text:style-name="Source_20_Text"><text:s text:c="4"/></text:span></text:p>
      <text:p text:style-name="P9"><text:span text:style-name="Source_20_Text"><text:s text:c="4"/>// Check if the screen is touched</text:span></text:p>
      <text:p text:style-name="P9"><text:span text:style-name="Source_20_Text"><text:s text:c="4"/>if (ttgo-&gt;touch-&gt;getTouch(&amp;touch)) {</text:span></text:p>
      <text:p text:style-name="P9"><text:span text:style-name="Source_20_Text"><text:s text:c="8"/>// Process the touch point</text:span></text:p>
      <text:p text:style-name="P9"><text:span text:style-name="Source_20_Text"><text:s text:c="8"/>Serial.print("X: ");</text:span></text:p>
      <text:p text:style-name="P9"><text:span text:style-name="Source_20_Text"><text:s text:c="8"/>Serial.print(touch.x);</text:span></text:p>
      <text:p text:style-name="P9"><text:span text:style-name="Source_20_Text"><text:s text:c="8"/>Serial.print(", Y: ");</text:span></text:p>
      <text:p text:style-name="P9"><text:span text:style-name="Source_20_Text"><text:s text:c="8"/>Serial.println(touch.y);</text:span></text:p>
      <text:p text:style-name="P9"><text:span text:style-name="Source_20_Text"><text:s text:c="8"/></text:span></text:p>
      <text:p text:style-name="P9"><text:span text:style-name="Source_20_Text"><text:s text:c="8"/>// You can now respond to the touch event, for example:</text:span></text:p>
      <text:p text:style-name="P9"><text:span text:style-name="Source_20_Text"><text:s text:c="8"/>if (touch.x &gt; 100 &amp;&amp; touch.y &gt; 100) {</text:span></text:p>
      <text:p text:style-name="P9"><text:soft-page-break/><text:span text:style-name="Source_20_Text"><text:s text:c="12"/>Serial.println("Touched bottom-right area!");</text:span></text:p>
      <text:p text:style-name="P9"><text:span text:style-name="Source_20_Text"><text:s text:c="8"/>}</text:span></text:p>
      <text:p text:style-name="P9"><text:span text:style-name="Source_20_Text"><text:s text:c="4"/>}</text:span></text:p>
      <text:p text:style-name="P9"><text:span text:style-name="Source_20_Text"><text:s text:c="4"/></text:span></text:p>
      <text:p text:style-name="P9"><text:span text:style-name="Source_20_Text"><text:s text:c="4"/>delay(100); <text:s/>// Small delay for debouncing</text:span></text:p>
      <text:p text:style-name="P10"><text:span text:style-name="Source_20_Text">}</text:span></text:p>
      <text:h text:style-name="P29" text:outline-level="3"><text:bookmark-start text:name="__RefHeading___Toc3479_2510499427"/><text:span text:style-name="Strong_20_Emphasis">Touch Library</text:span><text:bookmark-end text:name="__RefHeading___Toc3479_2510499427"/></text:h>
      <text:p text:style-name="P15">The <text:span text:style-name="Strong_20_Emphasis">TTGO library</text:span> for the T-Watch abstracts the touch controller's interface and provides easy access to touch points. It also provides a <text:span text:style-name="Source_20_Text">getTouch()</text:span> function that returns the coordinates of the touch, which are then processed in your program.</text:p>
      <text:list xml:id="list1550642622" text:style-name="L7">
        <text:list-item>
          <text:p text:style-name="P64">The <text:span text:style-name="Source_20_Text">touch-&gt;getTouch(&amp;touch)</text:span> method retrieves the x and y coordinates of the touch.</text:p>
        </text:list-item>
        <text:list-item>
          <text:p text:style-name="P42">If the screen is being touched, the method will return <text:span text:style-name="Source_20_Text">true</text:span> and fill the <text:span text:style-name="Source_20_Text">TouchPoint</text:span> structure with the x and y coordinates.</text:p>
        </text:list-item>
      </text:list>
      <text:h text:style-name="P29" text:outline-level="3" text:is-list-header="true"><text:bookmark-start text:name="__RefHeading___Toc3481_2510499427"/><text:span text:style-name="Strong_20_Emphasis">Processing Touch Events</text:span><text:bookmark-end text:name="__RefHeading___Toc3481_2510499427"/></text:h>
      <text:p text:style-name="P15">Once you receive the coordinates of the touch, you can handle different types of input, such as:</text:p>
      <text:list xml:id="list3081049606" text:style-name="L8">
        <text:list-item>
          <text:p text:style-name="P65"><text:span text:style-name="Strong_20_Emphasis">Single Tap</text:span>: Simple single touch at specific coordinates.</text:p>
        </text:list-item>
        <text:list-item>
          <text:p text:style-name="P65"><text:span text:style-name="Strong_20_Emphasis">Double Tap</text:span>: Detect if there are two quick taps in succession.</text:p>
        </text:list-item>
        <text:list-item>
          <text:p text:style-name="P43"><text:span text:style-name="Strong_20_Emphasis">Swipes</text:span>: By tracking the movement of touch points, you can calculate if the user is swiping.</text:p>
        </text:list-item>
      </text:list>
      <text:h text:style-name="P6" text:outline-level="4"><text:bookmark-start text:name="__RefHeading___Toc3483_2510499427"/>Example: Swipe Detection<text:bookmark-end text:name="__RefHeading___Toc3483_2510499427"/></text:h>
      <text:p text:style-name="P15">To detect swipes, you need to store the initial touch coordinates and compare them with the final touch coordinates when the touch ends.</text:p>
      <text:p text:style-name="P9"><text:span text:style-name="Source_20_Text">TouchPoint startTouch, endTouch;</text:span></text:p>
      <text:p text:style-name="P9"><text:span text:style-name="Source_20_Text">bool isTouching = false;</text:span></text:p>
      <text:p text:style-name="P9"/>
      <text:p text:style-name="P9"><text:span text:style-name="Source_20_Text">void loop() {</text:span></text:p>
      <text:p text:style-name="P9"><text:span text:style-name="Source_20_Text"><text:s text:c="4"/>TouchPoint touch;</text:span></text:p>
      <text:p text:style-name="P9"><text:span text:style-name="Source_20_Text"><text:s text:c="4"/>if (ttgo-&gt;touch-&gt;getTouch(&amp;touch)) {</text:span></text:p>
      <text:p text:style-name="P9"><text:span text:style-name="Source_20_Text"><text:s text:c="8"/>if (!isTouching) {</text:span></text:p>
      <text:p text:style-name="P9"><text:span text:style-name="Source_20_Text"><text:s text:c="12"/>// Record the initial touch point</text:span></text:p>
      <text:p text:style-name="P9"><text:span text:style-name="Source_20_Text"><text:s text:c="12"/>startTouch = touch;</text:span></text:p>
      <text:p text:style-name="P9"><text:span text:style-name="Source_20_Text"><text:s text:c="12"/>isTouching = true;</text:span></text:p>
      <text:p text:style-name="P9"><text:span text:style-name="Source_20_Text"><text:s text:c="8"/>}</text:span></text:p>
      <text:p text:style-name="P9"><text:span text:style-name="Source_20_Text"><text:s text:c="8"/>// Update end touch point</text:span></text:p>
      <text:p text:style-name="P9"><text:span text:style-name="Source_20_Text"><text:s text:c="8"/>endTouch = touch;</text:span></text:p>
      <text:p text:style-name="P9"><text:span text:style-name="Source_20_Text"><text:s text:c="4"/>} else if (isTouching) {</text:span></text:p>
      <text:p text:style-name="P9"><text:span text:style-name="Source_20_Text"><text:s text:c="8"/>// When touch is released, process swipe</text:span></text:p>
      <text:p text:style-name="P9"><text:span text:style-name="Source_20_Text"><text:s text:c="8"/>int deltaX = endTouch.x - startTouch.x;</text:span></text:p>
      <text:p text:style-name="P9"><text:span text:style-name="Source_20_Text"><text:s text:c="8"/>int deltaY = endTouch.y - startTouch.y;</text:span></text:p>
      <text:p text:style-name="P9"/>
      <text:p text:style-name="P9"><text:span text:style-name="Source_20_Text"><text:s text:c="8"/>if (abs(deltaX) &gt; 50) {</text:span></text:p>
      <text:p text:style-name="P9"><text:span text:style-name="Source_20_Text"><text:s text:c="12"/>if (deltaX &gt; 0) {</text:span></text:p>
      <text:p text:style-name="P9"><text:span text:style-name="Source_20_Text"><text:s text:c="16"/>Serial.println("Swipe Right Detected");</text:span></text:p>
      <text:p text:style-name="P9"><text:span text:style-name="Source_20_Text"><text:s text:c="12"/>} else {</text:span></text:p>
      <text:p text:style-name="P9"><text:span text:style-name="Source_20_Text"><text:s text:c="16"/>Serial.println("Swipe Left Detected");</text:span></text:p>
      <text:p text:style-name="P9"><text:span text:style-name="Source_20_Text"><text:s text:c="12"/>}</text:span></text:p>
      <text:p text:style-name="P9"><text:soft-page-break/><text:span text:style-name="Source_20_Text"><text:s text:c="8"/>} else if (abs(deltaY) &gt; 50) {</text:span></text:p>
      <text:p text:style-name="P9"><text:span text:style-name="Source_20_Text"><text:s text:c="12"/>if (deltaY &gt; 0) {</text:span></text:p>
      <text:p text:style-name="P9"><text:span text:style-name="Source_20_Text"><text:s text:c="16"/>Serial.println("Swipe Down Detected");</text:span></text:p>
      <text:p text:style-name="P9"><text:span text:style-name="Source_20_Text"><text:s text:c="12"/>} else {</text:span></text:p>
      <text:p text:style-name="P9"><text:span text:style-name="Source_20_Text"><text:s text:c="16"/>Serial.println("Swipe Up Detected");</text:span></text:p>
      <text:p text:style-name="P9"><text:span text:style-name="Source_20_Text"><text:s text:c="12"/>}</text:span></text:p>
      <text:p text:style-name="P9"><text:span text:style-name="Source_20_Text"><text:s text:c="8"/>}</text:span></text:p>
      <text:p text:style-name="P9"><text:span text:style-name="Source_20_Text"><text:s text:c="8"/>isTouching = false; <text:s/>// Reset touch state</text:span></text:p>
      <text:p text:style-name="P9"><text:span text:style-name="Source_20_Text"><text:s text:c="4"/>}</text:span></text:p>
      <text:p text:style-name="P10"><text:span text:style-name="Source_20_Text">}</text:span></text:p>
      <text:h text:style-name="P29" text:outline-level="3"><text:bookmark-start text:name="__RefHeading___Toc3485_2510499427"/><text:span text:style-name="Strong_20_Emphasis">Handling Gestures</text:span><text:bookmark-end text:name="__RefHeading___Toc3485_2510499427"/></text:h>
      <text:p text:style-name="P15">You can define specific gestures based on touch movements. For instance:</text:p>
      <text:list xml:id="list5506971" text:style-name="L9">
        <text:list-item>
          <text:p text:style-name="P66"><text:span text:style-name="Strong_20_Emphasis">Pinch to Zoom</text:span>: By tracking two touch points and measuring their distance.</text:p>
        </text:list-item>
        <text:list-item>
          <text:p text:style-name="P44"><text:span text:style-name="Strong_20_Emphasis">Scroll</text:span>: By tracking vertical or horizontal touch movements.</text:p>
        </text:list-item>
      </text:list>
      <text:h text:style-name="P29" text:outline-level="3" text:is-list-header="true"><text:bookmark-start text:name="__RefHeading___Toc3487_2510499427"/><text:span text:style-name="Strong_20_Emphasis">Customizing Touch Sensitivity</text:span><text:bookmark-end text:name="__RefHeading___Toc3487_2510499427"/></text:h>
      <text:p text:style-name="P15">You may want to adjust the sensitivity of the touch screen or perform debouncing. This can be done either by adding delays or by averaging the touch data over time to filter out noise.</text:p>
      <text:h text:style-name="Heading_20_4" text:outline-level="4"><text:bookmark-start text:name="__RefHeading___Toc3489_2510499427"/><text:span text:style-name="Strong_20_Emphasis">Example: Button with Touch</text:span><text:bookmark-end text:name="__RefHeading___Toc3489_2510499427"/></text:h>
      <text:p text:style-name="P15">You can also create a simple button on the screen and trigger actions when the button is touched:</text:p>
      <text:p text:style-name="P9"><text:span text:style-name="Source_20_Text">// Define button area</text:span></text:p>
      <text:p text:style-name="P9"><text:span text:style-name="Source_20_Text">int buttonX = 50;</text:span></text:p>
      <text:p text:style-name="P9"><text:span text:style-name="Source_20_Text">int buttonY = 50;</text:span></text:p>
      <text:p text:style-name="P9"><text:span text:style-name="Source_20_Text">int buttonWidth = 100;</text:span></text:p>
      <text:p text:style-name="P9"><text:span text:style-name="Source_20_Text">int buttonHeight = 50;</text:span></text:p>
      <text:p text:style-name="P9"/>
      <text:p text:style-name="P9"><text:span text:style-name="Source_20_Text">void drawButton() {</text:span></text:p>
      <text:p text:style-name="P9"><text:span text:style-name="Source_20_Text"><text:s text:c="4"/>tft-&gt;fillRect(buttonX, buttonY, buttonWidth, buttonHeight, TFT_BLUE); // Draw button</text:span></text:p>
      <text:p text:style-name="P9"><text:span text:style-name="Source_20_Text">}</text:span></text:p>
      <text:p text:style-name="P9"/>
      <text:p text:style-name="P9"><text:span text:style-name="Source_20_Text">void loop() {</text:span></text:p>
      <text:p text:style-name="P9"><text:span text:style-name="Source_20_Text"><text:s text:c="4"/>TouchPoint touch;</text:span></text:p>
      <text:p text:style-name="P9"><text:span text:style-name="Source_20_Text"><text:s text:c="4"/></text:span></text:p>
      <text:p text:style-name="P9"><text:span text:style-name="Source_20_Text"><text:s text:c="4"/>// Check if the screen is touched</text:span></text:p>
      <text:p text:style-name="P9"><text:span text:style-name="Source_20_Text"><text:s text:c="4"/>if (ttgo-&gt;touch-&gt;getTouch(&amp;touch)) {</text:span></text:p>
      <text:p text:style-name="P9"><text:span text:style-name="Source_20_Text"><text:s text:c="8"/>// Check if touch is within button area</text:span></text:p>
      <text:p text:style-name="P9"><text:span text:style-name="Source_20_Text"><text:s text:c="8"/>if (touch.x &gt; buttonX &amp;&amp; touch.x &lt; buttonX + buttonWidth &amp;&amp; </text:span></text:p>
      <text:p text:style-name="P9"><text:span text:style-name="Source_20_Text"><text:s text:c="12"/>touch.y &gt; buttonY &amp;&amp; touch.y &lt; buttonY + buttonHeight) {</text:span></text:p>
      <text:p text:style-name="P9"><text:span text:style-name="Source_20_Text"><text:s text:c="12"/>Serial.println("Button Pressed!");</text:span></text:p>
      <text:p text:style-name="P9"><text:span text:style-name="Source_20_Text"><text:s text:c="12"/>tft-&gt;fillRect(buttonX, buttonY, buttonWidth, buttonHeight, TFT_RED); // Change button color</text:span></text:p>
      <text:p text:style-name="P9"><text:span text:style-name="Source_20_Text"><text:s text:c="8"/>}</text:span></text:p>
      <text:p text:style-name="P9"><text:span text:style-name="Source_20_Text"><text:s text:c="4"/>}</text:span></text:p>
      <text:p text:style-name="P10"><text:span text:style-name="Source_20_Text">}</text:span></text:p>
      <text:h text:style-name="P29" text:outline-level="3"><text:soft-page-break/></text:h>
      <text:h text:style-name="P29" text:outline-level="3"><text:bookmark-start text:name="__RefHeading___Toc3491_2510499427"/>Conclusion<text:bookmark-end text:name="__RefHeading___Toc3491_2510499427"/></text:h>
      <text:p text:style-name="P15">To process touch screen input on the <text:span text:style-name="Strong_20_Emphasis">T-Watch 2020 V2</text:span>, you:</text:p>
      <text:list xml:id="list2082394677" text:style-name="L10">
        <text:list-item>
          <text:p text:style-name="P67">Set up and initialize the touch controller.</text:p>
        </text:list-item>
        <text:list-item>
          <text:p text:style-name="P67">Capture touch events using provided libraries (like the TTGO library).</text:p>
        </text:list-item>
        <text:list-item>
          <text:p text:style-name="P67">Process touch events by reading the x and y coordinates and handling gestures like taps, swipes, or multi-touch.</text:p>
        </text:list-item>
        <text:list-item>
          <text:p text:style-name="P45">Implement functionality like buttons, scrolling, or custom gestures based on touch input.</text:p>
        </text:list-item>
      </text:list>
      <text:p text:style-name="P15">You can further extend touch capabilities by integrating libraries like <text:span text:style-name="Strong_20_Emphasis">LVGL</text:span> for creating more complex GUI elements.</text:p>
      <text:p text:style-name="P7"/>
      <text:p text:style-name="P14"/>
      <text:h text:style-name="P28" text:outline-level="2"><text:bookmark-start text:name="__RefHeading___Toc3493_2510499427"/>Double Tap<text:bookmark-end text:name="__RefHeading___Toc3493_2510499427"/></text:h>
      <text:p text:style-name="P14">Double-tap detection involves detecting two distinct taps within a short time frame, and within a specific area of the screen. The key is to measure the time between the two taps and the distance between them, ensuring they occur close to each other spatially and temporally.</text:p>
      <text:p text:style-name="P15">Here’s an example of how you can implement <text:span text:style-name="Strong_20_Emphasis">double-tap detection</text:span> on the T-Watch 2020 V2 using the <text:span text:style-name="Strong_20_Emphasis">Arduino</text:span> framework:</text:p>
      <text:h text:style-name="Heading_20_4" text:outline-level="4"><text:bookmark-start text:name="__RefHeading___Toc3495_2510499427"/><text:span text:style-name="T8">Example: </text:span>Double-Tap Detection (Arduino)<text:bookmark-end text:name="__RefHeading___Toc3495_2510499427"/></text:h>
      <text:p text:style-name="P9"><text:span text:style-name="Source_20_Text">#include &lt;TFT_eSPI.h&gt; <text:s text:c="4"/>// Graphics and display library</text:span></text:p>
      <text:p text:style-name="P9"><text:span text:style-name="Source_20_Text">#include &lt;TTGO.h&gt; <text:s text:c="8"/>// T-Watch specific libraries</text:span></text:p>
      <text:p text:style-name="P9"/>
      <text:p text:style-name="P9"><text:span text:style-name="Source_20_Text">TTGOClass *ttgo; <text:s text:c="9"/>// Pointer for watch object</text:span></text:p>
      <text:p text:style-name="P9"><text:span text:style-name="Source_20_Text">TFT_eSPI *tft; <text:s text:c="11"/>// Pointer for display object</text:span></text:p>
      <text:p text:style-name="P9"/>
      <text:p text:style-name="P9"><text:span text:style-name="Source_20_Text">// Variables for double-tap detection</text:span></text:p>
      <text:p text:style-name="P9"><text:span text:style-name="Source_20_Text">unsigned long lastTapTime = 0;</text:span></text:p>
      <text:p text:style-name="P9"><text:span text:style-name="Source_20_Text">const unsigned long doubleTapDelay = 300; // Time window (in milliseconds) to detect double tap</text:span></text:p>
      <text:p text:style-name="P9"><text:span text:style-name="Source_20_Text">bool singleTapDetected = false;</text:span></text:p>
      <text:p text:style-name="P9"><text:span text:style-name="Source_20_Text">TouchPoint lastTouchPoint;</text:span></text:p>
      <text:p text:style-name="P9"/>
      <text:p text:style-name="P9"><text:span text:style-name="Source_20_Text">void setup() {</text:span></text:p>
      <text:p text:style-name="P9"><text:span text:style-name="Source_20_Text"><text:s text:c="4"/>Serial.begin(115200);</text:span></text:p>
      <text:p text:style-name="P9"/>
      <text:p text:style-name="P9"><text:span text:style-name="Source_20_Text"><text:s text:c="4"/>// Initialize the watch and touch screen</text:span></text:p>
      <text:p text:style-name="P9"><text:span text:style-name="Source_20_Text"><text:s text:c="4"/>ttgo = TTGOClass::getWatch();</text:span></text:p>
      <text:p text:style-name="P9"><text:span text:style-name="Source_20_Text"><text:s text:c="4"/>tft = ttgo-&gt;tft;</text:span></text:p>
      <text:p text:style-name="P9"><text:span text:style-name="Source_20_Text"><text:s text:c="4"/>ttgo-&gt;begin();</text:span></text:p>
      <text:p text:style-name="P9"><text:span text:style-name="Source_20_Text"><text:s text:c="4"/>ttgo-&gt;touch-&gt;begin();</text:span></text:p>
      <text:p text:style-name="P9"/>
      <text:p text:style-name="P9"><text:span text:style-name="Source_20_Text"><text:s text:c="4"/>// Set display rotation (optional)</text:span></text:p>
      <text:p text:style-name="P9"><text:span text:style-name="Source_20_Text"><text:s text:c="4"/>tft-&gt;setRotation(1);</text:span></text:p>
      <text:p text:style-name="P9"><text:span text:style-name="Source_20_Text"><text:s text:c="4"/></text:span></text:p>
      <text:p text:style-name="P9"><text:span text:style-name="Source_20_Text"><text:s text:c="4"/>// Clear the screen</text:span></text:p>
      <text:p text:style-name="P9"><text:span text:style-name="Source_20_Text"><text:s text:c="4"/>tft-&gt;fillScreen(TFT_BLACK);</text:span></text:p>
      <text:p text:style-name="P9"><text:span text:style-name="Source_20_Text">}</text:span></text:p>
      <text:p text:style-name="P9"/>
      <text:p text:style-name="P9"><text:span text:style-name="Source_20_Text">void loop() {</text:span></text:p>
      <text:p text:style-name="P9"><text:span text:style-name="Source_20_Text"><text:s text:c="4"/>TouchPoint touch;</text:span></text:p>
      <text:p text:style-name="P9"/>
      <text:p text:style-name="P9"><text:span text:style-name="Source_20_Text"><text:s text:c="4"/>// Check if the screen is touched</text:span></text:p>
      <text:p text:style-name="P9"><text:span text:style-name="Source_20_Text"><text:s text:c="4"/>if (ttgo-&gt;touch-&gt;getTouch(&amp;touch)) {</text:span></text:p>
      <text:p text:style-name="P9"><text:span text:style-name="Source_20_Text"><text:s text:c="8"/>unsigned long currentTime = millis();</text:span></text:p>
      <text:p text:style-name="P9"/>
      <text:p text:style-name="P9"><text:span text:style-name="Source_20_Text"><text:s text:c="8"/>if (singleTapDetected) {</text:span></text:p>
      <text:p text:style-name="P9"><text:span text:style-name="Source_20_Text"><text:s text:c="12"/>// Calculate the time difference between the two taps</text:span></text:p>
      <text:p text:style-name="P9"><text:span text:style-name="Source_20_Text"><text:s text:c="12"/>unsigned long timeSinceLastTap = currentTime - lastTapTime;</text:span></text:p>
      <text:p text:style-name="P9"/>
      <text:p text:style-name="P9"><text:span text:style-name="Source_20_Text"><text:s text:c="12"/>// Check if it's within the double-tap time window</text:span></text:p>
      <text:p text:style-name="P9"><text:span text:style-name="Source_20_Text"><text:s text:c="12"/>if (timeSinceLastTap &lt; doubleTapDelay) {</text:span></text:p>
      <text:p text:style-name="P9"><text:span text:style-name="Source_20_Text"><text:s text:c="16"/>// Double-tap detected!</text:span></text:p>
      <text:p text:style-name="P9"><text:span text:style-name="Source_20_Text"><text:s text:c="16"/>Serial.println("Double Tap Detected!");</text:span></text:p>
      <text:p text:style-name="P9"/>
      <text:p text:style-name="P9"><text:span text:style-name="Source_20_Text"><text:s text:c="16"/>// Perform some action on double-tap</text:span></text:p>
      <text:p text:style-name="P9"><text:soft-page-break/><text:span text:style-name="Source_20_Text"><text:s text:c="16"/>tft-&gt;fillScreen(TFT_GREEN); // Change screen color</text:span></text:p>
      <text:p text:style-name="P9"/>
      <text:p text:style-name="P9"><text:span text:style-name="Source_20_Text"><text:s text:c="16"/>// Reset detection</text:span></text:p>
      <text:p text:style-name="P9"><text:span text:style-name="Source_20_Text"><text:s text:c="16"/>singleTapDetected = false;</text:span></text:p>
      <text:p text:style-name="P9"><text:span text:style-name="Source_20_Text"><text:s text:c="12"/>} else {</text:span></text:p>
      <text:p text:style-name="P9"><text:span text:style-name="Source_20_Text"><text:s text:c="16"/>// Reset if the time exceeds the double-tap window</text:span></text:p>
      <text:p text:style-name="P9"><text:span text:style-name="Source_20_Text"><text:s text:c="16"/>singleTapDetected = false;</text:span></text:p>
      <text:p text:style-name="P9"><text:span text:style-name="Source_20_Text"><text:s text:c="12"/>}</text:span></text:p>
      <text:p text:style-name="P9"><text:span text:style-name="Source_20_Text"><text:s text:c="8"/>} else {</text:span></text:p>
      <text:p text:style-name="P9"><text:span text:style-name="Source_20_Text"><text:s text:c="12"/>// First tap detected, store time and position</text:span></text:p>
      <text:p text:style-name="P9"><text:span text:style-name="Source_20_Text"><text:s text:c="12"/>singleTapDetected = true;</text:span></text:p>
      <text:p text:style-name="P9"><text:span text:style-name="Source_20_Text"><text:s text:c="12"/>lastTapTime = currentTime;</text:span></text:p>
      <text:p text:style-name="P9"><text:span text:style-name="Source_20_Text"><text:s text:c="12"/>lastTouchPoint = touch;</text:span></text:p>
      <text:p text:style-name="P9"/>
      <text:p text:style-name="P9"><text:span text:style-name="Source_20_Text"><text:s text:c="12"/>Serial.print("Single Tap at X: ");</text:span></text:p>
      <text:p text:style-name="P9"><text:span text:style-name="Source_20_Text"><text:s text:c="12"/>Serial.print(touch.x);</text:span></text:p>
      <text:p text:style-name="P9"><text:span text:style-name="Source_20_Text"><text:s text:c="12"/>Serial.print(", Y: ");</text:span></text:p>
      <text:p text:style-name="P9"><text:span text:style-name="Source_20_Text"><text:s text:c="12"/>Serial.println(touch.y);</text:span></text:p>
      <text:p text:style-name="P9"><text:span text:style-name="Source_20_Text"><text:s text:c="8"/>}</text:span></text:p>
      <text:p text:style-name="P9"><text:span text:style-name="Source_20_Text"><text:s text:c="4"/>}</text:span></text:p>
      <text:p text:style-name="P9"/>
      <text:p text:style-name="P9"><text:span text:style-name="Source_20_Text"><text:s text:c="4"/>delay(50); // Add a small delay to reduce noise</text:span></text:p>
      <text:p text:style-name="P10"><text:span text:style-name="Source_20_Text">}</text:span></text:p>
      <text:h text:style-name="P29" text:outline-level="3"><text:bookmark-start text:name="__RefHeading___Toc3497_2510499427"/>Key Components of the Code:<text:bookmark-end text:name="__RefHeading___Toc3497_2510499427"/></text:h>
      <text:list xml:id="list3336213722" text:style-name="L11">
        <text:list-item>
          <text:p text:style-name="P46"><text:span text:style-name="Strong_20_Emphasis">Double Tap Time Window (</text:span><text:span text:style-name="Source_20_Text">doubleTapDelay</text:span><text:span text:style-name="Strong_20_Emphasis">)</text:span>:<text:line-break/>This is set to 300 milliseconds, meaning the second tap must occur within 300 milliseconds of the first tap for it to be considered a double tap. You can adjust this value based on how responsive you want the double-tap to feel.</text:p>
        </text:list-item>
        <text:list-item>
          <text:p text:style-name="P46"><text:span text:style-name="Strong_20_Emphasis">Single Tap Detection</text:span>:<text:line-break/>The <text:span text:style-name="Source_20_Text">singleTapDetected</text:span> flag ensures that the first tap is registered. If another tap occurs within the time window, it’s considered a double-tap.</text:p>
        </text:list-item>
        <text:list-item>
          <text:p text:style-name="P46"><text:span text:style-name="Strong_20_Emphasis">Touch Coordinates (</text:span><text:span text:style-name="Source_20_Text">lastTouchPoint</text:span><text:span text:style-name="Strong_20_Emphasis">)</text:span>:<text:line-break/>The position of the first tap is stored, and you can add further logic to check whether the second tap occurs in the same general area if needed.</text:p>
        </text:list-item>
        <text:list-item>
          <text:p text:style-name="P46"><text:span text:style-name="Strong_20_Emphasis">Action on Double Tap</text:span>:<text:line-break/>When a double-tap is detected, the screen color is changed to green (<text:span text:style-name="Source_20_Text">tft-&gt;fillScreen(TFT_GREEN);</text:span>). You can replace this with any other action (e.g., opening a menu, switching screens, etc.).</text:p>
        </text:list-item>
      </text:list>
      <text:h text:style-name="P29" text:outline-level="3" text:is-list-header="true"><text:bookmark-start text:name="__RefHeading___Toc3499_2510499427"/>Additional Enhancements:<text:bookmark-end text:name="__RefHeading___Toc3499_2510499427"/></text:h>
      <text:list xml:id="list2661081896" text:style-name="L12">
        <text:list-item>
          <text:p text:style-name="P47"><text:span text:style-name="Strong_20_Emphasis">Spatial Constraints</text:span>:<text:line-break/>In the current example, only the time between the taps is considered. If you also want to restrict the taps to occur in close proximity, you could compare the coordinates of the first and second taps and add a threshold.</text:p>
          <text:p text:style-name="P47">Example:</text:p>
          <text:p text:style-name="P31"><text:soft-page-break/><text:span text:style-name="Source_20_Text">int distanceThreshold = 20; // Max distance between two taps</text:span></text:p>
          <text:p text:style-name="P31"><text:span text:style-name="Source_20_Text">if (abs(touch.x - lastTouchPoint.x) &lt; distanceThreshold &amp;&amp; abs(touch.y - lastTouchPoint.y) &lt; distanceThreshold) {</text:span></text:p>
          <text:p text:style-name="P31"><text:span text:style-name="Source_20_Text"><text:s text:c="4"/>// Double-tap detected in close proximity</text:span></text:p>
          <text:p text:style-name="P34"><text:span text:style-name="Source_20_Text">}</text:span></text:p>
        </text:list-item>
        <text:list-item>
          <text:p text:style-name="P47"><text:span text:style-name="Strong_20_Emphasis">Visual Feedback</text:span>:<text:line-break/>To make the interface more interactive, you can provide visual feedback on the screen when a tap is registered, such as highlighting the tapped area.</text:p>
        </text:list-item>
      </text:list>
      <text:p text:style-name="P15">This code will detect a double tap on the T-Watch 2020 V2's touch screen and trigger an action when the second tap is within the set time window.</text:p>
      <text:p text:style-name="P15"/>
      <text:h text:style-name="P27" text:outline-level="2"><text:bookmark-start text:name="__RefHeading___Toc6750_2510499427"/>Reset &amp; Clear Touch detection<text:bookmark-end text:name="__RefHeading___Toc6750_2510499427"/></text:h>
      <text:p text:style-name="P15">In the <text:span text:style-name="Strong_20_Emphasis">T-Watch 2020 V2</text:span>, when using the <text:span text:style-name="Source_20_Text">getTouch()</text:span> function from the <text:span text:style-name="Strong_20_Emphasis">TTGO library</text:span> to detect touch events, there is no need for explicit resetting of touch states manually, as the touch library automatically manages this when the user stops touching the screen. However, you may want to "reset" or clear the touch detection in your logic to control how the touch input is processed.</text:p>
      <text:p text:style-name="P15">Here are a few strategies you can use to manage and "reset" the touch state:</text:p>
      <text:h text:style-name="P29" text:outline-level="3"><text:bookmark-start text:name="__RefHeading___Toc3501_2510499427"/><text:span text:style-name="Strong_20_Emphasis">Touch Debouncing with Flags</text:span><text:bookmark-end text:name="__RefHeading___Toc3501_2510499427"/></text:h>
      <text:p text:style-name="P15">You can use a flag to detect whether a touch event has already been processed and reset this flag when the touch is no longer detected.</text:p>
      <text:h text:style-name="P6" text:outline-level="4"><text:bookmark-start text:name="__RefHeading___Toc3503_2510499427"/>Example with Debouncing:<text:bookmark-end text:name="__RefHeading___Toc3503_2510499427"/></text:h>
      <text:p text:style-name="P8"/>
      <text:p text:style-name="P9"><text:span text:style-name="Source_20_Text">#include &lt;TFT_eSPI.h&gt; <text:s text:c="4"/>// Graphics and display library</text:span></text:p>
      <text:p text:style-name="P9"><text:span text:style-name="Source_20_Text">#include &lt;TTGO.h&gt; <text:s text:c="8"/>// T-Watch specific libraries</text:span></text:p>
      <text:p text:style-name="P9"/>
      <text:p text:style-name="P9"><text:span text:style-name="Source_20_Text">TTGOClass *ttgo;</text:span></text:p>
      <text:p text:style-name="P9"><text:span text:style-name="Source_20_Text">TFT_eSPI *tft;</text:span></text:p>
      <text:p text:style-name="P9"/>
      <text:p text:style-name="P9"><text:span text:style-name="Source_20_Text">bool isTouched = false; <text:s text:c="2"/>// Flag to track touch state</text:span></text:p>
      <text:p text:style-name="P9"/>
      <text:p text:style-name="P9"><text:span text:style-name="Source_20_Text">void setup() {</text:span></text:p>
      <text:p text:style-name="P9"><text:span text:style-name="Source_20_Text"><text:s text:c="4"/>Serial.begin(115200);</text:span></text:p>
      <text:p text:style-name="P9"><text:span text:style-name="Source_20_Text"><text:s text:c="4"/></text:span></text:p>
      <text:p text:style-name="P9"><text:span text:style-name="Source_20_Text"><text:s text:c="4"/>// Initialize T-Watch object</text:span></text:p>
      <text:p text:style-name="P9"><text:span text:style-name="Source_20_Text"><text:s text:c="4"/>ttgo = TTGOClass::getWatch();</text:span></text:p>
      <text:p text:style-name="P9"><text:span text:style-name="Source_20_Text"><text:s text:c="4"/>tft = ttgo-&gt;tft;</text:span></text:p>
      <text:p text:style-name="P9"><text:span text:style-name="Source_20_Text"><text:s text:c="4"/>ttgo-&gt;begin();</text:span></text:p>
      <text:p text:style-name="P9"><text:span text:style-name="Source_20_Text"><text:s text:c="4"/>ttgo-&gt;touch-&gt;begin();</text:span></text:p>
      <text:p text:style-name="P9"><text:span text:style-name="Source_20_Text"><text:s text:c="4"/></text:span></text:p>
      <text:p text:style-name="P9"><text:span text:style-name="Source_20_Text"><text:s text:c="4"/>tft-&gt;fillScreen(TFT_BLACK); <text:s/>// Clear the screen</text:span></text:p>
      <text:p text:style-name="P9"><text:span text:style-name="Source_20_Text">}</text:span></text:p>
      <text:p text:style-name="P9"/>
      <text:p text:style-name="P9"><text:span text:style-name="Source_20_Text">void loop() {</text:span></text:p>
      <text:p text:style-name="P9"><text:span text:style-name="Source_20_Text"><text:s text:c="4"/>TouchPoint touch;</text:span></text:p>
      <text:p text:style-name="P9"/>
      <text:p text:style-name="P9"><text:span text:style-name="Source_20_Text"><text:s text:c="4"/>// Check if the screen is touched</text:span></text:p>
      <text:p text:style-name="P9"><text:span text:style-name="Source_20_Text"><text:s text:c="4"/>if (ttgo-&gt;touch-&gt;getTouch(&amp;touch)) {</text:span></text:p>
      <text:p text:style-name="P9"><text:span text:style-name="Source_20_Text"><text:s text:c="8"/>if (!isTouched) {</text:span></text:p>
      <text:p text:style-name="P9"><text:span text:style-name="Source_20_Text"><text:s text:c="12"/>// First time touch detected, process touch event</text:span></text:p>
      <text:p text:style-name="P9"><text:span text:style-name="Source_20_Text"><text:s text:c="12"/>Serial.print("Touch detected at X: ");</text:span></text:p>
      <text:p text:style-name="P9"><text:span text:style-name="Source_20_Text"><text:s text:c="12"/>Serial.print(touch.x);</text:span></text:p>
      <text:p text:style-name="P9"><text:span text:style-name="Source_20_Text"><text:s text:c="12"/>Serial.print(", Y: ");</text:span></text:p>
      <text:p text:style-name="P9"><text:span text:style-name="Source_20_Text"><text:s text:c="12"/>Serial.println(touch.y);</text:span></text:p>
      <text:p text:style-name="P9"/>
      <text:p text:style-name="P9"><text:span text:style-name="Source_20_Text"><text:s text:c="12"/>// Mark that the touch event has been processed</text:span></text:p>
      <text:p text:style-name="P9"><text:span text:style-name="Source_20_Text"><text:s text:c="12"/>isTouched = true;</text:span></text:p>
      <text:p text:style-name="P9"/>
      <text:p text:style-name="P9"><text:span text:style-name="Source_20_Text"><text:s text:c="12"/>// Perform some action, e.g., change the screen color</text:span></text:p>
      <text:p text:style-name="P9"><text:span text:style-name="Source_20_Text"><text:s text:c="12"/>tft-&gt;fillScreen(TFT_BLUE);</text:span></text:p>
      <text:p text:style-name="P9"><text:span text:style-name="Source_20_Text"><text:s text:c="8"/>}</text:span></text:p>
      <text:p text:style-name="P9"><text:span text:style-name="Source_20_Text"><text:s text:c="4"/>} else {</text:span></text:p>
      <text:p text:style-name="P9"><text:soft-page-break/><text:span text:style-name="Source_20_Text"><text:s text:c="8"/>// If no touch is detected, reset the touch state</text:span></text:p>
      <text:p text:style-name="P9"><text:span text:style-name="Source_20_Text"><text:s text:c="8"/>if (isTouched) {</text:span></text:p>
      <text:p text:style-name="P9"><text:span text:style-name="Source_20_Text"><text:s text:c="12"/>Serial.println("Touch released");</text:span></text:p>
      <text:p text:style-name="P9"><text:span text:style-name="Source_20_Text"><text:s text:c="12"/>isTouched = false; <text:s/>// Reset the touch flag</text:span></text:p>
      <text:p text:style-name="P9"/>
      <text:p text:style-name="P9"><text:span text:style-name="Source_20_Text"><text:s text:c="12"/>// Optionally, change the screen back to its original state</text:span></text:p>
      <text:p text:style-name="P9"><text:span text:style-name="Source_20_Text"><text:s text:c="12"/>tft-&gt;fillScreen(TFT_BLACK);</text:span></text:p>
      <text:p text:style-name="P9"><text:span text:style-name="Source_20_Text"><text:s text:c="8"/>}</text:span></text:p>
      <text:p text:style-name="P9"><text:span text:style-name="Source_20_Text"><text:s text:c="4"/>}</text:span></text:p>
      <text:p text:style-name="P9"/>
      <text:p text:style-name="P9"><text:span text:style-name="Source_20_Text"><text:s text:c="4"/>delay(50); <text:s/>// Small delay to reduce noise</text:span></text:p>
      <text:p text:style-name="P10"><text:span text:style-name="Source_20_Text">}</text:span></text:p>
      <text:h text:style-name="P29" text:outline-level="3"><text:bookmark-start text:name="__RefHeading___Toc3505_2510499427"/><text:span text:style-name="Strong_20_Emphasis">Manual Touch Reset Based on Your Logic</text:span><text:bookmark-end text:name="__RefHeading___Toc3505_2510499427"/></text:h>
      <text:p text:style-name="P15">If you are handling a more complex UI, you might want to clear touch states manually in different parts of your program after specific events, such as after a button press or screen interaction.</text:p>
      <text:h text:style-name="P6" text:outline-level="4"><text:bookmark-start text:name="__RefHeading___Toc3507_2510499427"/>Example: <text:span text:style-name="T8">Manual Reset</text:span><text:bookmark-end text:name="__RefHeading___Toc3507_2510499427"/></text:h>
      <text:p text:style-name="P9"><text:span text:style-name="Source_20_Text">TouchPoint touch;</text:span></text:p>
      <text:p text:style-name="P9"><text:span text:style-name="Source_20_Text">bool touchProcessed = false;</text:span></text:p>
      <text:p text:style-name="P9"/>
      <text:p text:style-name="P9"><text:span text:style-name="Source_20_Text">void loop() {</text:span></text:p>
      <text:p text:style-name="P9"><text:span text:style-name="Source_20_Text"><text:s text:c="4"/>// Detect touch</text:span></text:p>
      <text:p text:style-name="P9"><text:span text:style-name="Source_20_Text"><text:s text:c="4"/>if (ttgo-&gt;touch-&gt;getTouch(&amp;touch)) {</text:span></text:p>
      <text:p text:style-name="P9"><text:span text:style-name="Source_20_Text"><text:s text:c="8"/>if (!touchProcessed) {</text:span></text:p>
      <text:p text:style-name="P9"><text:span text:style-name="Source_20_Text"><text:s text:c="12"/>// Process the touch here (e.g., interact with a UI element)</text:span></text:p>
      <text:p text:style-name="P9"><text:span text:style-name="Source_20_Text"><text:s text:c="12"/>Serial.print("Processing touch at X: ");</text:span></text:p>
      <text:p text:style-name="P9"><text:span text:style-name="Source_20_Text"><text:s text:c="12"/>Serial.print(touch.x);</text:span></text:p>
      <text:p text:style-name="P9"><text:span text:style-name="Source_20_Text"><text:s text:c="12"/>Serial.print(", Y: ");</text:span></text:p>
      <text:p text:style-name="P9"><text:span text:style-name="Source_20_Text"><text:s text:c="12"/>Serial.println(touch.y);</text:span></text:p>
      <text:p text:style-name="P9"/>
      <text:p text:style-name="P9"><text:span text:style-name="Source_20_Text"><text:s text:c="12"/>// Mark the touch as processed</text:span></text:p>
      <text:p text:style-name="P9"><text:span text:style-name="Source_20_Text"><text:s text:c="12"/>touchProcessed = true;</text:span></text:p>
      <text:p text:style-name="P9"><text:span text:style-name="Source_20_Text"><text:s text:c="8"/>}</text:span></text:p>
      <text:p text:style-name="P9"><text:span text:style-name="Source_20_Text"><text:s text:c="4"/>} else {</text:span></text:p>
      <text:p text:style-name="P9"><text:span text:style-name="Source_20_Text"><text:s text:c="8"/>// If the touch is released, reset the flag</text:span></text:p>
      <text:p text:style-name="P9"><text:span text:style-name="Source_20_Text"><text:s text:c="8"/>touchProcessed = false;</text:span></text:p>
      <text:p text:style-name="P9"><text:span text:style-name="Source_20_Text"><text:s text:c="4"/>}</text:span></text:p>
      <text:p text:style-name="P9"/>
      <text:p text:style-name="P9"><text:span text:style-name="Source_20_Text"><text:s text:c="4"/>// Perform other tasks here</text:span></text:p>
      <text:p text:style-name="P9"><text:span text:style-name="Source_20_Text"><text:s text:c="4"/>delay(50);</text:span></text:p>
      <text:p text:style-name="P10"><text:span text:style-name="Source_20_Text">}</text:span></text:p>
      <text:h text:style-name="P29" text:outline-level="3"><text:bookmark-start text:name="__RefHeading___Toc3509_2510499427"/><text:span text:style-name="Strong_20_Emphasis">Handling Continuous Touch Input</text:span><text:bookmark-end text:name="__RefHeading___Toc3509_2510499427"/></text:h>
      <text:p text:style-name="P15">In some cases, you may want to handle continuous touch (when the screen is being touched for a longer period). In such cases, you can add logic to detect when the touch begins and when it ends.</text:p>
      <text:h text:style-name="P6" text:outline-level="4"><text:bookmark-start text:name="__RefHeading___Toc3511_2510499427"/>Example for Continuous Touch:<text:bookmark-end text:name="__RefHeading___Toc3511_2510499427"/></text:h>
      <text:p text:style-name="P9"><text:span text:style-name="Source_20_Text">TouchPoint touch;</text:span></text:p>
      <text:p text:style-name="P9"><text:span text:style-name="Source_20_Text">bool touchStarted = false;</text:span></text:p>
      <text:p text:style-name="P9"/>
      <text:p text:style-name="P9"><text:span text:style-name="Source_20_Text">void loop() {</text:span></text:p>
      <text:p text:style-name="P9"><text:soft-page-break/><text:span text:style-name="Source_20_Text"><text:s text:c="4"/>// Check if the screen is touched</text:span></text:p>
      <text:p text:style-name="P9"><text:span text:style-name="Source_20_Text"><text:s text:c="4"/>if (ttgo-&gt;touch-&gt;getTouch(&amp;touch)) {</text:span></text:p>
      <text:p text:style-name="P9"><text:span text:style-name="Source_20_Text"><text:s text:c="8"/>if (!touchStarted) {</text:span></text:p>
      <text:p text:style-name="P9"><text:span text:style-name="Source_20_Text"><text:s text:c="12"/>// Touch just started</text:span></text:p>
      <text:p text:style-name="P9"><text:span text:style-name="Source_20_Text"><text:s text:c="12"/>Serial.println("Touch started!");</text:span></text:p>
      <text:p text:style-name="P9"><text:span text:style-name="Source_20_Text"><text:s text:c="12"/>touchStarted = true;</text:span></text:p>
      <text:p text:style-name="P9"><text:span text:style-name="Source_20_Text"><text:s text:c="8"/>}</text:span></text:p>
      <text:p text:style-name="P9"><text:span text:style-name="Source_20_Text"><text:s text:c="8"/></text:span></text:p>
      <text:p text:style-name="P9"><text:span text:style-name="Source_20_Text"><text:s text:c="8"/>// Continuously track the touch point</text:span></text:p>
      <text:p text:style-name="P9"><text:span text:style-name="Source_20_Text"><text:s text:c="8"/>Serial.print("Touch at X: ");</text:span></text:p>
      <text:p text:style-name="P9"><text:span text:style-name="Source_20_Text"><text:s text:c="8"/>Serial.print(touch.x);</text:span></text:p>
      <text:p text:style-name="P9"><text:span text:style-name="Source_20_Text"><text:s text:c="8"/>Serial.print(", Y: ");</text:span></text:p>
      <text:p text:style-name="P9"><text:span text:style-name="Source_20_Text"><text:s text:c="8"/>Serial.println(touch.y);</text:span></text:p>
      <text:p text:style-name="P9"><text:span text:style-name="Source_20_Text"><text:s text:c="4"/>} else {</text:span></text:p>
      <text:p text:style-name="P9"><text:span text:style-name="Source_20_Text"><text:s text:c="8"/>if (touchStarted) {</text:span></text:p>
      <text:p text:style-name="P9"><text:span text:style-name="Source_20_Text"><text:s text:c="12"/>// Touch just ended</text:span></text:p>
      <text:p text:style-name="P9"><text:span text:style-name="Source_20_Text"><text:s text:c="12"/>Serial.println("Touch ended!");</text:span></text:p>
      <text:p text:style-name="P9"><text:span text:style-name="Source_20_Text"><text:s text:c="12"/>touchStarted = false;</text:span></text:p>
      <text:p text:style-name="P9"><text:span text:style-name="Source_20_Text"><text:s text:c="8"/>}</text:span></text:p>
      <text:p text:style-name="P9"><text:span text:style-name="Source_20_Text"><text:s text:c="4"/>}</text:span></text:p>
      <text:p text:style-name="P9"/>
      <text:p text:style-name="P9"><text:span text:style-name="Source_20_Text"><text:s text:c="4"/>delay(50); <text:s/>// Small delay to reduce noise</text:span></text:p>
      <text:p text:style-name="P10"><text:span text:style-name="Source_20_Text">}</text:span></text:p>
      <text:h text:style-name="P29" text:outline-level="3"><text:bookmark-start text:name="__RefHeading___Toc3513_2510499427"/>Summary:<text:bookmark-end text:name="__RefHeading___Toc3513_2510499427"/></text:h>
      <text:list xml:id="list2259241538" text:style-name="L13">
        <text:list-item>
          <text:p text:style-name="P68"><text:span text:style-name="Strong_20_Emphasis">Flags</text:span> like <text:span text:style-name="Source_20_Text">isTouched</text:span> or <text:span text:style-name="Source_20_Text">touchProcessed</text:span> are commonly used to track the state of the touch input and control when and how to reset touch processing.</text:p>
        </text:list-item>
        <text:list-item>
          <text:p text:style-name="P68">The <text:span text:style-name="Source_20_Text">getTouch()</text:span> function automatically stops returning coordinates when the screen is no longer touched, so you can use this behavior to reset touch logic in your code.</text:p>
        </text:list-item>
        <text:list-item>
          <text:p text:style-name="P48">Use small delays to debounce touch inputs and reduce noise when processing continuous touch events.</text:p>
        </text:list-item>
      </text:list>
      <text:h text:style-name="P23" text:outline-level="1"/>
      <text:h text:style-name="P27" text:outline-level="2"><text:bookmark-start text:name="__RefHeading___Toc6720_2510499427"/>Sw<text:span text:style-name="T3">i</text:span>pe<text:bookmark-end text:name="__RefHeading___Toc6720_2510499427"/></text:h>
      <text:p text:style-name="P15">To detect a <text:span text:style-name="Strong_20_Emphasis">swipe gesture</text:span> on the <text:span text:style-name="Strong_20_Emphasis">T-Watch 2020 V2</text:span>, you need to track the <text:span text:style-name="Strong_20_Emphasis">start</text:span> and <text:span text:style-name="Strong_20_Emphasis">end</text:span> touch points, as well as the <text:span text:style-name="Strong_20_Emphasis">direction</text:span> of the swipe (up, down, left, right). A swipe is essentially a touch that starts in one location and ends in another, with a significant difference between the coordinates.</text:p>
      <text:p text:style-name="P15">Here’s how you can implement swipe detection on the <text:span text:style-name="Strong_20_Emphasis">T-Watch 2020 V2</text:span> using <text:span text:style-name="Strong_20_Emphasis">Arduino</text:span>:</text:p>
      <text:h text:style-name="P29" text:outline-level="3"><text:bookmark-start text:name="__RefHeading___Toc6722_2510499427"/>Swipe Detection Example (Arduino)<text:bookmark-end text:name="__RefHeading___Toc6722_2510499427"/></text:h>
      <text:p text:style-name="P9"><text:span text:style-name="Source_20_Text">#include &lt;TFT_eSPI.h&gt; <text:s text:c="4"/>// Graphics and display library</text:span></text:p>
      <text:p text:style-name="P9"><text:span text:style-name="Source_20_Text">#include &lt;TTGO.h&gt; <text:s text:c="8"/>// T-Watch specific libraries</text:span></text:p>
      <text:p text:style-name="P9"/>
      <text:p text:style-name="P9"><text:span text:style-name="Source_20_Text">TTGOClass *ttgo;</text:span></text:p>
      <text:p text:style-name="P9"><text:span text:style-name="Source_20_Text">TFT_eSPI *tft;</text:span></text:p>
      <text:p text:style-name="P9"/>
      <text:p text:style-name="P9"><text:span text:style-name="Source_20_Text">TouchPoint startTouch, endTouch;</text:span></text:p>
      <text:p text:style-name="P9"><text:span text:style-name="Source_20_Text">bool isTouching = false;</text:span></text:p>
      <text:p text:style-name="P9"><text:span text:style-name="Source_20_Text">int swipeThreshold = 30; <text:s/>// Minimum distance to consider a valid swipe</text:span></text:p>
      <text:p text:style-name="P9"/>
      <text:p text:style-name="P9"><text:span text:style-name="Source_20_Text">void setup() {</text:span></text:p>
      <text:p text:style-name="P9"><text:span text:style-name="Source_20_Text"><text:s text:c="4"/>Serial.begin(115200);</text:span></text:p>
      <text:p text:style-name="P9"/>
      <text:p text:style-name="P9"><text:span text:style-name="Source_20_Text"><text:s text:c="4"/>// Initialize T-Watch and touch screen</text:span></text:p>
      <text:p text:style-name="P9"><text:span text:style-name="Source_20_Text"><text:s text:c="4"/>ttgo = TTGOClass::getWatch();</text:span></text:p>
      <text:p text:style-name="P9"><text:span text:style-name="Source_20_Text"><text:s text:c="4"/>tft = ttgo-&gt;tft;</text:span></text:p>
      <text:p text:style-name="P9"><text:span text:style-name="Source_20_Text"><text:s text:c="4"/>ttgo-&gt;begin();</text:span></text:p>
      <text:p text:style-name="P9"><text:span text:style-name="Source_20_Text"><text:s text:c="4"/>ttgo-&gt;touch-&gt;begin();</text:span></text:p>
      <text:p text:style-name="P9"><text:span text:style-name="Source_20_Text"><text:s text:c="4"/></text:span></text:p>
      <text:p text:style-name="P9"><text:span text:style-name="Source_20_Text"><text:s text:c="4"/>// Clear the screen</text:span></text:p>
      <text:p text:style-name="P9"><text:span text:style-name="Source_20_Text"><text:s text:c="4"/>tft-&gt;fillScreen(TFT_BLACK);</text:span></text:p>
      <text:p text:style-name="P9"><text:span text:style-name="Source_20_Text">}</text:span></text:p>
      <text:p text:style-name="P9"/>
      <text:p text:style-name="P9"><text:span text:style-name="Source_20_Text">void loop() {</text:span></text:p>
      <text:p text:style-name="P9"><text:span text:style-name="Source_20_Text"><text:s text:c="4"/>TouchPoint touch;</text:span></text:p>
      <text:p text:style-name="P9"/>
      <text:p text:style-name="P9"><text:span text:style-name="Source_20_Text"><text:s text:c="4"/>// Check if the screen is touched</text:span></text:p>
      <text:p text:style-name="P9"><text:span text:style-name="Source_20_Text"><text:s text:c="4"/>if (ttgo-&gt;touch-&gt;getTouch(&amp;touch)) {</text:span></text:p>
      <text:p text:style-name="P9"><text:span text:style-name="Source_20_Text"><text:s text:c="8"/>if (!isTouching) {</text:span></text:p>
      <text:p text:style-name="P9"><text:span text:style-name="Source_20_Text"><text:s text:c="12"/>// Record the initial touch point</text:span></text:p>
      <text:p text:style-name="P9"><text:span text:style-name="Source_20_Text"><text:s text:c="12"/>startTouch = touch;</text:span></text:p>
      <text:p text:style-name="P9"><text:span text:style-name="Source_20_Text"><text:s text:c="12"/>isTouching = true;</text:span></text:p>
      <text:p text:style-name="P9"/>
      <text:p text:style-name="P9"><text:span text:style-name="Source_20_Text"><text:s text:c="12"/>Serial.print("Start Touch at X: ");</text:span></text:p>
      <text:p text:style-name="P9"><text:span text:style-name="Source_20_Text"><text:s text:c="12"/>Serial.print(startTouch.x);</text:span></text:p>
      <text:p text:style-name="P9"><text:span text:style-name="Source_20_Text"><text:s text:c="12"/>Serial.print(", Y: ");</text:span></text:p>
      <text:p text:style-name="P9"><text:span text:style-name="Source_20_Text"><text:s text:c="12"/>Serial.println(startTouch.y);</text:span></text:p>
      <text:p text:style-name="P9"><text:span text:style-name="Source_20_Text"><text:s text:c="8"/>}</text:span></text:p>
      <text:p text:style-name="P9"><text:span text:style-name="Source_20_Text"><text:s text:c="8"/></text:span></text:p>
      <text:p text:style-name="P9"><text:span text:style-name="Source_20_Text"><text:s text:c="8"/>// Update the end touch point continuously as the user moves their finger</text:span></text:p>
      <text:p text:style-name="P9"><text:span text:style-name="Source_20_Text"><text:s text:c="8"/>endTouch = touch;</text:span></text:p>
      <text:p text:style-name="P9"/>
      <text:p text:style-name="P9"><text:span text:style-name="Source_20_Text"><text:s text:c="4"/>} else if (isTouching) {</text:span></text:p>
      <text:p text:style-name="P9"><text:span text:style-name="Source_20_Text"><text:s text:c="8"/>// When the touch is released, process the swipe</text:span></text:p>
      <text:p text:style-name="P9"><text:span text:style-name="Source_20_Text"><text:s text:c="8"/>Serial.print("End Touch at X: ");</text:span></text:p>
      <text:p text:style-name="P9"><text:span text:style-name="Source_20_Text"><text:s text:c="8"/>Serial.print(endTouch.x);</text:span></text:p>
      <text:p text:style-name="P9"><text:span text:style-name="Source_20_Text"><text:s text:c="8"/>Serial.print(", Y: ");</text:span></text:p>
      <text:p text:style-name="P9"><text:soft-page-break/><text:span text:style-name="Source_20_Text"><text:s text:c="8"/>Serial.println(endTouch.y);</text:span></text:p>
      <text:p text:style-name="P9"/>
      <text:p text:style-name="P9"><text:span text:style-name="Source_20_Text"><text:s text:c="8"/>// Calculate the difference in touch points</text:span></text:p>
      <text:p text:style-name="P9"><text:span text:style-name="Source_20_Text"><text:s text:c="8"/>int deltaX = endTouch.x - startTouch.x;</text:span></text:p>
      <text:p text:style-name="P9"><text:span text:style-name="Source_20_Text"><text:s text:c="8"/>int deltaY = endTouch.y - startTouch.y;</text:span></text:p>
      <text:p text:style-name="P9"/>
      <text:p text:style-name="P9"><text:span text:style-name="Source_20_Text"><text:s text:c="8"/>// Determine if the swipe is horizontal or vertical</text:span></text:p>
      <text:p text:style-name="P9"><text:span text:style-name="Source_20_Text"><text:s text:c="8"/>if (abs(deltaX) &gt; swipeThreshold || abs(deltaY) &gt; swipeThreshold) {</text:span></text:p>
      <text:p text:style-name="P9"><text:span text:style-name="Source_20_Text"><text:s text:c="12"/>if (abs(deltaX) &gt; abs(deltaY)) {</text:span></text:p>
      <text:p text:style-name="P9"><text:span text:style-name="Source_20_Text"><text:s text:c="16"/>// Horizontal swipe</text:span></text:p>
      <text:p text:style-name="P9"><text:span text:style-name="Source_20_Text"><text:s text:c="16"/>if (deltaX &gt; 0) {</text:span></text:p>
      <text:p text:style-name="P9"><text:span text:style-name="Source_20_Text"><text:s text:c="20"/>Serial.println("Swipe Right Detected");</text:span></text:p>
      <text:p text:style-name="P9"><text:span text:style-name="Source_20_Text"><text:s text:c="20"/>tft-&gt;fillScreen(TFT_GREEN); // Swipe right detected, change screen to green</text:span></text:p>
      <text:p text:style-name="P9"><text:span text:style-name="Source_20_Text"><text:s text:c="16"/>} else {</text:span></text:p>
      <text:p text:style-name="P9"><text:span text:style-name="Source_20_Text"><text:s text:c="20"/>Serial.println("Swipe Left Detected");</text:span></text:p>
      <text:p text:style-name="P9"><text:span text:style-name="Source_20_Text"><text:s text:c="20"/>tft-&gt;fillScreen(TFT_BLUE); <text:s/>// Swipe left detected, change screen to blue</text:span></text:p>
      <text:p text:style-name="P9"><text:span text:style-name="Source_20_Text"><text:s text:c="16"/>}</text:span></text:p>
      <text:p text:style-name="P9"><text:span text:style-name="Source_20_Text"><text:s text:c="12"/>} else {</text:span></text:p>
      <text:p text:style-name="P9"><text:span text:style-name="Source_20_Text"><text:s text:c="16"/>// Vertical swipe</text:span></text:p>
      <text:p text:style-name="P9"><text:span text:style-name="Source_20_Text"><text:s text:c="16"/>if (deltaY &gt; 0) {</text:span></text:p>
      <text:p text:style-name="P9"><text:span text:style-name="Source_20_Text"><text:s text:c="20"/>Serial.println("Swipe Down Detected");</text:span></text:p>
      <text:p text:style-name="P9"><text:span text:style-name="Source_20_Text"><text:s text:c="20"/>tft-&gt;fillScreen(TFT_RED); <text:s text:c="2"/>// Swipe down detected, change screen to red</text:span></text:p>
      <text:p text:style-name="P9"><text:span text:style-name="Source_20_Text"><text:s text:c="16"/>} else {</text:span></text:p>
      <text:p text:style-name="P9"><text:span text:style-name="Source_20_Text"><text:s text:c="20"/>Serial.println("Swipe Up Detected");</text:span></text:p>
      <text:p text:style-name="P9"><text:span text:style-name="Source_20_Text"><text:s text:c="20"/>tft-&gt;fillScreen(TFT_YELLOW); // Swipe up detected, change screen to yellow</text:span></text:p>
      <text:p text:style-name="P9"><text:span text:style-name="Source_20_Text"><text:s text:c="16"/>}</text:span></text:p>
      <text:p text:style-name="P9"><text:span text:style-name="Source_20_Text"><text:s text:c="12"/>}</text:span></text:p>
      <text:p text:style-name="P9"><text:span text:style-name="Source_20_Text"><text:s text:c="8"/>} else {</text:span></text:p>
      <text:p text:style-name="P9"><text:span text:style-name="Source_20_Text"><text:s text:c="12"/>// Touch detected but no valid swipe</text:span></text:p>
      <text:p text:style-name="P9"><text:span text:style-name="Source_20_Text"><text:s text:c="12"/>Serial.println("No swipe, touch too short.");</text:span></text:p>
      <text:p text:style-name="P9"><text:span text:style-name="Source_20_Text"><text:s text:c="8"/>}</text:span></text:p>
      <text:p text:style-name="P9"/>
      <text:p text:style-name="P9"><text:span text:style-name="Source_20_Text"><text:s text:c="8"/>// Reset touch state</text:span></text:p>
      <text:p text:style-name="P9"><text:span text:style-name="Source_20_Text"><text:s text:c="8"/>isTouching = false;</text:span></text:p>
      <text:p text:style-name="P9"><text:span text:style-name="Source_20_Text"><text:s text:c="4"/>}</text:span></text:p>
      <text:p text:style-name="P9"/>
      <text:p text:style-name="P9"><text:span text:style-name="Source_20_Text"><text:s text:c="4"/>delay(50); <text:s/>// Small delay to reduce noise</text:span></text:p>
      <text:p text:style-name="P10"><text:span text:style-name="Source_20_Text">}</text:span></text:p>
      <text:h text:style-name="P29" text:outline-level="3"><text:bookmark-start text:name="__RefHeading___Toc6724_2510499427"/>Explanation of the Code:<text:bookmark-end text:name="__RefHeading___Toc6724_2510499427"/></text:h>
      <text:list xml:id="list2415106698" text:style-name="L14">
        <text:list-item>
          <text:p text:style-name="P49"><text:span text:style-name="Strong_20_Emphasis">Touch Start and End Points:</text:span></text:p>
          <text:list>
            <text:list-item>
              <text:p text:style-name="P69">When the screen is first touched, the <text:span text:style-name="Source_20_Text">startTouch</text:span> point is recorded. As the user continues to move their finger, the <text:span text:style-name="Source_20_Text">endTouch</text:span> point is continuously updated.</text:p>
            </text:list-item>
          </text:list>
        </text:list-item>
        <text:list-item>
          <text:p text:style-name="P49"><text:span text:style-name="Strong_20_Emphasis">Swipe Threshold:</text:span></text:p>
          <text:list>
            <text:list-item>
              <text:p text:style-name="P69">The variable <text:span text:style-name="Source_20_Text">swipeThreshold</text:span> is set to 30 pixels, meaning the swipe must travel at least 30 pixels to be considered valid. You can adjust this threshold to be more or less sensitive.</text:p>
            </text:list-item>
          </text:list>
        </text:list-item>
        <text:list-item>
          <text:p text:style-name="P49"><text:span text:style-name="Strong_20_Emphasis">Swipe Direction Detection:</text:span></text:p>
          <text:list>
            <text:list-item>
              <text:p text:style-name="P69"><text:soft-page-break/>The difference between the <text:span text:style-name="Source_20_Text">startTouch</text:span> and <text:span text:style-name="Source_20_Text">endTouch</text:span> coordinates (<text:span text:style-name="Source_20_Text">deltaX</text:span> and <text:span text:style-name="Source_20_Text">deltaY</text:span>) is calculated.</text:p>
            </text:list-item>
            <text:list-item>
              <text:p text:style-name="P69">If the absolute value of <text:span text:style-name="Source_20_Text">deltaX</text:span> is greater than <text:span text:style-name="Source_20_Text">deltaY</text:span>, the swipe is considered <text:span text:style-name="Strong_20_Emphasis">horizontal</text:span> (either left or right).</text:p>
            </text:list-item>
            <text:list-item>
              <text:p text:style-name="P69">If <text:span text:style-name="Source_20_Text">deltaY</text:span> is greater than <text:span text:style-name="Source_20_Text">deltaX</text:span>, the swipe is considered <text:span text:style-name="Strong_20_Emphasis">vertical</text:span> (either up or down).</text:p>
            </text:list-item>
          </text:list>
        </text:list-item>
        <text:list-item>
          <text:p text:style-name="P49"><text:span text:style-name="Strong_20_Emphasis">Perform Actions Based on Swipe Direction:</text:span></text:p>
          <text:list>
            <text:list-item>
              <text:p text:style-name="P69">If a <text:span text:style-name="Strong_20_Emphasis">right swipe</text:span> is detected, the screen turns <text:span text:style-name="Strong_20_Emphasis">green</text:span>.</text:p>
            </text:list-item>
            <text:list-item>
              <text:p text:style-name="P69">If a <text:span text:style-name="Strong_20_Emphasis">left swipe</text:span> is detected, the screen turns <text:span text:style-name="Strong_20_Emphasis">blue</text:span>.</text:p>
            </text:list-item>
            <text:list-item>
              <text:p text:style-name="P69">If a <text:span text:style-name="Strong_20_Emphasis">down swipe</text:span> is detected, the screen turns <text:span text:style-name="Strong_20_Emphasis">red</text:span>.</text:p>
            </text:list-item>
            <text:list-item>
              <text:p text:style-name="P69">If an <text:span text:style-name="Strong_20_Emphasis">up swipe</text:span> is detected, the screen turns <text:span text:style-name="Strong_20_Emphasis">yellow</text:span>.</text:p>
            </text:list-item>
          </text:list>
        </text:list-item>
        <text:list-item>
          <text:p text:style-name="P49"><text:span text:style-name="Strong_20_Emphasis">Debouncing/Delays:</text:span></text:p>
          <text:list>
            <text:list-item>
              <text:p text:style-name="P49">A small <text:span text:style-name="Source_20_Text">delay(50)</text:span> is used to prevent noise and false readings. You can fine-tune this value based on your use case.</text:p>
            </text:list-item>
          </text:list>
        </text:list-item>
      </text:list>
      <text:h text:style-name="P29" text:outline-level="3" text:is-list-header="true"><text:bookmark-start text:name="__RefHeading___Toc6726_2510499427"/>Customization:<text:bookmark-end text:name="__RefHeading___Toc6726_2510499427"/></text:h>
      <text:list xml:id="list307377823" text:style-name="L15">
        <text:list-item>
          <text:p text:style-name="P70"><text:span text:style-name="Strong_20_Emphasis">Sensitivity:</text:span> You can adjust the <text:span text:style-name="Source_20_Text">swipeThreshold</text:span> to make the swipe detection more or less sensitive.</text:p>
        </text:list-item>
        <text:list-item>
          <text:p text:style-name="P70"><text:span text:style-name="Strong_20_Emphasis">Direction Boundaries:</text:span> You can modify how strictly you differentiate between horizontal and vertical swipes. For example, you could add a tolerance for diagonal swipes.</text:p>
        </text:list-item>
        <text:list-item>
          <text:p text:style-name="P50"><text:span text:style-name="Strong_20_Emphasis">Actions on Swipe:</text:span> Replace the color changes with actions like opening a new screen, switching menus, or performing other actions based on the swipe direction.</text:p>
        </text:list-item>
      </text:list>
      <text:p text:style-name="P15">This example allows you to detect swipe gestures (up, down, left, right) on the T-Watch 2020 V2 touch screen and trigger actions based on the direction of the swipe.</text:p>
      <text:p text:style-name="P15"/>
      <text:p text:style-name="P15"/>
      <text:h text:style-name="P27" text:outline-level="2"><text:bookmark-start text:name="__RefHeading___Toc18765_2510499427"/>Capturing a screenshot<text:bookmark-end text:name="__RefHeading___Toc18765_2510499427"/></text:h>
      <text:p text:style-name="P15">Capturing a screenshot from the <text:span text:style-name="Strong_20_Emphasis">TTGO T-Watch</text:span> and transferring it to a PC involves a few steps. The TTGO T-Watch is based on the ESP32 platform, and getting a screenshot from it requires some coding and the right tools. Here's a high-level overview of how you can do it:</text:p>
      <text:h text:style-name="Heading_20_3" text:outline-level="3"><text:bookmark-start text:name="__RefHeading___Toc18767_2510499427"/><text:span text:style-name="Strong_20_Emphasis">Setup the Environment</text:span><text:bookmark-end text:name="__RefHeading___Toc18767_2510499427"/></text:h>
      <text:p text:style-name="Text_20_body">You need the <text:span text:style-name="Strong_20_Emphasis">Arduino IDE</text:span> or <text:span text:style-name="Strong_20_Emphasis">PlatformIO</text:span> (VSCode extension) to code and upload sketches to your TTGO T-Watch.</text:p>
      <text:h text:style-name="Heading_20_3" text:outline-level="3"><text:bookmark-start text:name="__RefHeading___Toc18769_2510499427"/><text:span text:style-name="Strong_20_Emphasis">Install Required Libraries</text:span><text:bookmark-end text:name="__RefHeading___Toc18769_2510499427"/></text:h>
      <text:p text:style-name="Text_20_body">To handle the screen, you'll need the following libraries:</text:p>
      <text:list xml:id="list3930228797" text:style-name="L16">
        <text:list-item>
          <text:p text:style-name="P71"><text:span text:style-name="Strong_20_Emphasis">TFT_eSPI</text:span> (for screen handling)</text:p>
        </text:list-item>
        <text:list-item>
          <text:p text:style-name="P52"><text:span text:style-name="Strong_20_Emphasis">SPIFFS</text:span> (for file system on the watch)</text:p>
        </text:list-item>
      </text:list>
      <text:p text:style-name="Text_20_body">In Arduino IDE:</text:p>
      <text:list xml:id="list1703812016" text:style-name="L17">
        <text:list-item>
          <text:p text:style-name="P72">Go to <text:span text:style-name="Strong_20_Emphasis">Sketch &gt; Include Library &gt; Manage Libraries</text:span></text:p>
        </text:list-item>
        <text:list-item>
          <text:p text:style-name="P53">Search and install <text:span text:style-name="Strong_20_Emphasis">TFT_eSPI</text:span> and <text:span text:style-name="Strong_20_Emphasis">SPIFFS</text:span>.</text:p>
        </text:list-item>
      </text:list>
      <text:h text:style-name="Heading_20_3" text:outline-level="3" text:is-list-header="true"><text:bookmark-start text:name="__RefHeading___Toc18771_2510499427"/><text:span text:style-name="Strong_20_Emphasis">Write a Program to Capture the Screenshot</text:span><text:bookmark-end text:name="__RefHeading___Toc18771_2510499427"/></text:h>
      <text:p text:style-name="Text_20_body">You can write a sketch that reads the pixels on the screen and saves them as a file in <text:span text:style-name="Strong_20_Emphasis">SPIFFS</text:span> (the flash memory). Here's a sample code to help you get started:</text:p>
      <text:p text:style-name="P30"><text:span text:style-name="Source_20_Text">#include &lt;TFT_eSPI.h&gt; <text:s/>// Screen handling</text:span></text:p>
      <text:p text:style-name="P30"><text:span text:style-name="Source_20_Text">#include &lt;SPIFFS.h&gt; <text:s text:c="3"/>// Flash file system</text:span></text:p>
      <text:p text:style-name="P30"/>
      <text:p text:style-name="P30"><text:span text:style-name="Source_20_Text">TFT_eSPI tft = TFT_eSPI(); <text:s/>// Initialize screen</text:span></text:p>
      <text:p text:style-name="P30"/>
      <text:p text:style-name="P30"><text:span text:style-name="Source_20_Text">void setup() {</text:span></text:p>
      <text:p text:style-name="P30"><text:span text:style-name="Source_20_Text"><text:s text:c="2"/>// Initialize Serial for communication and debugging</text:span></text:p>
      <text:p text:style-name="P30"><text:span text:style-name="Source_20_Text"><text:s text:c="2"/>Serial.begin(115200);</text:span></text:p>
      <text:p text:style-name="P30"><text:span text:style-name="Source_20_Text"><text:s text:c="2"/></text:span></text:p>
      <text:p text:style-name="P30"><text:span text:style-name="Source_20_Text"><text:s text:c="2"/>// Initialize the display</text:span></text:p>
      <text:p text:style-name="P30"><text:span text:style-name="Source_20_Text"><text:s text:c="2"/>tft.init();</text:span></text:p>
      <text:p text:style-name="P30"><text:span text:style-name="Source_20_Text"><text:s text:c="2"/></text:span></text:p>
      <text:p text:style-name="P30"><text:span text:style-name="Source_20_Text"><text:s text:c="2"/>// Initialize SPIFFS</text:span></text:p>
      <text:p text:style-name="P30"><text:span text:style-name="Source_20_Text"><text:s text:c="2"/>if (!SPIFFS.begin(true)) {</text:span></text:p>
      <text:p text:style-name="P30"><text:span text:style-name="Source_20_Text"><text:s text:c="4"/>Serial.println("SPIFFS Mount Failed");</text:span></text:p>
      <text:p text:style-name="P30"><text:span text:style-name="Source_20_Text"><text:s text:c="4"/>return;</text:span></text:p>
      <text:p text:style-name="P30"><text:span text:style-name="Source_20_Text"><text:s text:c="2"/>}</text:span></text:p>
      <text:p text:style-name="P30"/>
      <text:p text:style-name="P30"><text:span text:style-name="Source_20_Text"><text:s text:c="2"/>// Capture the screenshot</text:span></text:p>
      <text:p text:style-name="P30"><text:span text:style-name="Source_20_Text"><text:s text:c="2"/>captureScreenshot("/screenshot.bin");</text:span></text:p>
      <text:p text:style-name="P30"><text:span text:style-name="Source_20_Text">}</text:span></text:p>
      <text:p text:style-name="P30"/>
      <text:p text:style-name="P30"><text:span text:style-name="Source_20_Text">void captureScreenshot(const char* fileName) {</text:span></text:p>
      <text:p text:style-name="P30"><text:span text:style-name="Source_20_Text"><text:s text:c="2"/>File file = SPIFFS.open(fileName, FILE_WRITE);</text:span></text:p>
      <text:p text:style-name="P30"><text:span text:style-name="Source_20_Text"><text:s text:c="2"/>if (!file) {</text:span></text:p>
      <text:p text:style-name="P30"><text:span text:style-name="Source_20_Text"><text:s text:c="4"/>Serial.println("Failed to open file for writing");</text:span></text:p>
      <text:p text:style-name="P30"><text:soft-page-break/><text:span text:style-name="Source_20_Text"><text:s text:c="4"/>return;</text:span></text:p>
      <text:p text:style-name="P30"><text:span text:style-name="Source_20_Text"><text:s text:c="2"/>}</text:span></text:p>
      <text:p text:style-name="P30"/>
      <text:p text:style-name="P30"><text:span text:style-name="Source_20_Text"><text:s text:c="2"/>// Assuming a 240x240 pixel display</text:span></text:p>
      <text:p text:style-name="P30"><text:span text:style-name="Source_20_Text"><text:s text:c="2"/>for (int y = 0; y &lt; 240; y++) {</text:span></text:p>
      <text:p text:style-name="P30"><text:span text:style-name="Source_20_Text"><text:s text:c="4"/>for (int x = 0; x &lt; 240; x++) {</text:span></text:p>
      <text:p text:style-name="P30"><text:span text:style-name="Source_20_Text"><text:s text:c="6"/>uint16_t color = tft.readPixel(x, y);</text:span></text:p>
      <text:p text:style-name="P30"><text:span text:style-name="Source_20_Text"><text:s text:c="6"/>file.write((uint8_t)(color &gt;&gt; 8)); <text:s/>// High byte</text:span></text:p>
      <text:p text:style-name="P30"><text:span text:style-name="Source_20_Text"><text:s text:c="6"/>file.write((uint8_t)(color &amp; 0xFF)); <text:s/>// Low byte</text:span></text:p>
      <text:p text:style-name="P30"><text:span text:style-name="Source_20_Text"><text:s text:c="4"/>}</text:span></text:p>
      <text:p text:style-name="P30"><text:span text:style-name="Source_20_Text"><text:s text:c="2"/>}</text:span></text:p>
      <text:p text:style-name="P30"/>
      <text:p text:style-name="P30"><text:span text:style-name="Source_20_Text"><text:s text:c="2"/>file.close();</text:span></text:p>
      <text:p text:style-name="P30"><text:span text:style-name="Source_20_Text"><text:s text:c="2"/>Serial.println("Screenshot captured");</text:span></text:p>
      <text:p text:style-name="P30"><text:span text:style-name="Source_20_Text">}</text:span></text:p>
      <text:p text:style-name="P30"/>
      <text:p text:style-name="P30"><text:span text:style-name="Source_20_Text">void loop() {</text:span></text:p>
      <text:p text:style-name="P30"><text:span text:style-name="Source_20_Text"><text:s text:c="2"/>// No repeated code</text:span></text:p>
      <text:p text:style-name="P33"><text:span text:style-name="Source_20_Text">}</text:span></text:p>
      <text:p text:style-name="Text_20_body">This code captures a screenshot of the <text:span text:style-name="Strong_20_Emphasis">TFT_eSPI</text:span> screen and stores it as a binary file (<text:span text:style-name="Source_20_Text">screenshot.bin</text:span>) on the SPIFFS file system.</text:p>
      <text:h text:style-name="Heading_20_3" text:outline-level="3"><text:bookmark-start text:name="__RefHeading___Toc18773_2510499427"/><text:span text:style-name="Strong_20_Emphasis">Transfer the Screenshot to Your PC</text:span><text:bookmark-end text:name="__RefHeading___Toc18773_2510499427"/></text:h>
      <text:p text:style-name="Text_20_body">Once the screenshot is saved to SPIFFS, you can transfer it to your PC using the <text:span text:style-name="Strong_20_Emphasis">Serial Monitor</text:span> or <text:span text:style-name="Strong_20_Emphasis">ESP32 file upload tools</text:span>. Here’s how:</text:p>
      <text:list xml:id="list1130676956" text:style-name="L18">
        <text:list-item>
          <text:p text:style-name="P55"><text:span text:style-name="Strong_20_Emphasis">Using the Arduino Serial Monitor:</text:span> You can modify the code to send the file over the serial connection so you can capture it on your PC. For example:</text:p>
          <text:p text:style-name="P32"><text:span text:style-name="Source_20_Text">void sendScreenshotToPC(const char* fileName) {</text:span></text:p>
          <text:p text:style-name="P32"><text:span text:style-name="Source_20_Text"><text:s text:c="2"/>File file = SPIFFS.open(fileName, FILE_READ);</text:span></text:p>
          <text:p text:style-name="P32"><text:span text:style-name="Source_20_Text"><text:s text:c="2"/>if (!file) {</text:span></text:p>
          <text:p text:style-name="P32"><text:span text:style-name="Source_20_Text"><text:s text:c="4"/>Serial.println("Failed to open file for reading");</text:span></text:p>
          <text:p text:style-name="P32"><text:span text:style-name="Source_20_Text"><text:s text:c="4"/>return;</text:span></text:p>
          <text:p text:style-name="P32"><text:span text:style-name="Source_20_Text"><text:s text:c="2"/>}</text:span></text:p>
          <text:p text:style-name="P32"/>
          <text:p text:style-name="P32"><text:span text:style-name="Source_20_Text"><text:s text:c="2"/>while (file.available()) {</text:span></text:p>
          <text:p text:style-name="P32"><text:span text:style-name="Source_20_Text"><text:s text:c="4"/>Serial.write(file.read());</text:span></text:p>
          <text:p text:style-name="P32"><text:span text:style-name="Source_20_Text"><text:s text:c="2"/>}</text:span></text:p>
          <text:p text:style-name="P32"/>
          <text:p text:style-name="P32"><text:span text:style-name="Source_20_Text"><text:s text:c="2"/>file.close();</text:span></text:p>
          <text:p text:style-name="P32"><text:span text:style-name="Source_20_Text">}</text:span></text:p>
          <text:p text:style-name="P32"/>
          <text:p text:style-name="P32"><text:span text:style-name="Source_20_Text">void loop() {</text:span></text:p>
          <text:p text:style-name="P32"><text:span text:style-name="Source_20_Text"><text:s text:c="2"/>if (Serial.available()) {</text:span></text:p>
          <text:p text:style-name="P32"><text:span text:style-name="Source_20_Text"><text:s text:c="4"/>char command = Serial.read();</text:span></text:p>
          <text:p text:style-name="P32"><text:span text:style-name="Source_20_Text"><text:s text:c="4"/>if (command == 'd') {</text:span></text:p>
          <text:p text:style-name="P32"><text:span text:style-name="Source_20_Text"><text:s text:c="6"/>sendScreenshotToPC("/screenshot.bin");</text:span></text:p>
          <text:p text:style-name="P32"><text:span text:style-name="Source_20_Text"><text:s text:c="4"/>}</text:span></text:p>
          <text:p text:style-name="P32"><text:span text:style-name="Source_20_Text"><text:s text:c="2"/>}</text:span></text:p>
          <text:p text:style-name="P35"><text:span text:style-name="Source_20_Text">}</text:span></text:p>
          <text:p text:style-name="P54">Now, you can send the screenshot to your PC by sending the letter <text:span text:style-name="Source_20_Text">'d'</text:span> over the serial monitor. You can log the binary data and save it as a <text:span text:style-name="Source_20_Text">.bin</text:span> file on your PC.</text:p>
        </text:list-item>
        <text:list-item>
          <text:p text:style-name="P54"><text:soft-page-break/><text:span text:style-name="Strong_20_Emphasis">Using ESP32 File Upload Tools:</text:span> You can also use a tool like <text:span text:style-name="Strong_20_Emphasis">ESP32 Sketch Data Upload</text:span> (for Arduino IDE) to access files stored in SPIFFS and download them to your computer.</text:p>
        </text:list-item>
      </text:list>
      <text:h text:style-name="Heading_20_3" text:outline-level="3" text:is-list-header="true"><text:bookmark-start text:name="__RefHeading___Toc18775_2510499427"/><text:span text:style-name="Strong_20_Emphasis">Convert the Screenshot to an Image</text:span><text:bookmark-end text:name="__RefHeading___Toc18775_2510499427"/></text:h>
      <text:p text:style-name="Text_20_body">The screenshot will be saved as raw binary data. To convert it to a recognizable image (like PNG or BMP), you’ll need to write a script on your PC (Python or similar) that interprets the binary data as pixel values and reconstructs the image.</text:p>
      <text:p text:style-name="Text_20_body">Here’s a simple Python example to convert the binary data into an image:</text:p>
      <text:p text:style-name="P30"><text:span text:style-name="Source_20_Text">from PIL import Image</text:span></text:p>
      <text:p text:style-name="P30"/>
      <text:p text:style-name="P30"><text:span text:style-name="Source_20_Text">def convert_bin_to_image(file_path, width, height):</text:span></text:p>
      <text:p text:style-name="P30"><text:span text:style-name="Source_20_Text"><text:s text:c="4"/>with open(file_path, 'rb') as f:</text:span></text:p>
      <text:p text:style-name="P30"><text:span text:style-name="Source_20_Text"><text:s text:c="8"/>data = f.read()</text:span></text:p>
      <text:p text:style-name="P30"/>
      <text:p text:style-name="P30"><text:span text:style-name="Source_20_Text"><text:s text:c="4"/>img = Image.new('RGB', (width, height))</text:span></text:p>
      <text:p text:style-name="P30"><text:span text:style-name="Source_20_Text"><text:s text:c="4"/>pixels = img.load()</text:span></text:p>
      <text:p text:style-name="P30"/>
      <text:p text:style-name="P30"><text:span text:style-name="Source_20_Text"><text:s text:c="4"/>index = 0</text:span></text:p>
      <text:p text:style-name="P30"><text:span text:style-name="Source_20_Text"><text:s text:c="4"/>for y in range(height):</text:span></text:p>
      <text:p text:style-name="P30"><text:span text:style-name="Source_20_Text"><text:s text:c="8"/>for x in range(width):</text:span></text:p>
      <text:p text:style-name="P30"><text:span text:style-name="Source_20_Text"><text:s text:c="12"/>high_byte = data[index]</text:span></text:p>
      <text:p text:style-name="P30"><text:span text:style-name="Source_20_Text"><text:s text:c="12"/>low_byte = data[index + 1]</text:span></text:p>
      <text:p text:style-name="P30"><text:span text:style-name="Source_20_Text"><text:s text:c="12"/>color = (high_byte &lt;&lt; 8) | low_byte</text:span></text:p>
      <text:p text:style-name="P30"><text:span text:style-name="Source_20_Text"><text:s text:c="12"/>red = (color &gt;&gt; 11) &amp; 0x1F</text:span></text:p>
      <text:p text:style-name="P30"><text:span text:style-name="Source_20_Text"><text:s text:c="12"/>green = (color &gt;&gt; 5) &amp; 0x3F</text:span></text:p>
      <text:p text:style-name="P30"><text:span text:style-name="Source_20_Text"><text:s text:c="12"/>blue = color &amp; 0x1F</text:span></text:p>
      <text:p text:style-name="P30"><text:span text:style-name="Source_20_Text"><text:s text:c="12"/>pixels[x, y] = (red &lt;&lt; 3, green &lt;&lt; 2, blue &lt;&lt; 3)</text:span></text:p>
      <text:p text:style-name="P30"><text:span text:style-name="Source_20_Text"><text:s text:c="12"/>index += 2</text:span></text:p>
      <text:p text:style-name="P30"/>
      <text:p text:style-name="P30"><text:span text:style-name="Source_20_Text"><text:s text:c="4"/>img.show()</text:span></text:p>
      <text:p text:style-name="P30"/>
      <text:p text:style-name="P30"><text:span text:style-name="Source_20_Text"># Use the function</text:span></text:p>
      <text:p text:style-name="P33"><text:span text:style-name="Source_20_Text">convert_bin_to_image('screenshot.bin', 240, 240)</text:span></text:p>
      <text:h text:style-name="Heading_20_3" text:outline-level="3"><text:bookmark-start text:name="__RefHeading___Toc18777_2510499427"/>Summary:<text:bookmark-end text:name="__RefHeading___Toc18777_2510499427"/></text:h>
      <text:list xml:id="list3710530414" text:style-name="L19">
        <text:list-item>
          <text:p text:style-name="P73"><text:span text:style-name="Strong_20_Emphasis">Install necessary libraries</text:span> in Arduino IDE.</text:p>
        </text:list-item>
        <text:list-item>
          <text:p text:style-name="P73"><text:span text:style-name="Strong_20_Emphasis">Write a sketch</text:span> to capture the screen and save it to SPIFFS.</text:p>
        </text:list-item>
        <text:list-item>
          <text:p text:style-name="P73"><text:span text:style-name="Strong_20_Emphasis">Send the binary file</text:span> to your PC using serial communication or file upload tools.</text:p>
        </text:list-item>
        <text:list-item>
          <text:p text:style-name="P56"><text:span text:style-name="Strong_20_Emphasis">Convert the binary data</text:span> to an image using a tool like Python.</text:p>
        </text:list-item>
      </text:list>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15T18:44:08.362263319</meta:creation-date>
    <dc:date>2024-09-16T06:52:51.358865294</dc:date>
    <meta:editing-duration>PT17M42S</meta:editing-duration>
    <meta:editing-cycles>7</meta:editing-cycles>
    <meta:generator>LibreOffice/6.4.7.2$Linux_X86_64 LibreOffice_project/40$Build-2</meta:generator>
    <meta:document-statistic meta:table-count="1" meta:image-count="0" meta:object-count="0" meta:page-count="21" meta:paragraph-count="654" meta:word-count="4449" meta:character-count="30865" meta:non-whitespace-character-count="24641"/>
  </office:meta>
</office:document-meta>
</file>